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9696" draw:textarea-horizontal-align="justify" draw:textarea-vertical-align="middle" draw:auto-grow-height="false"/>
    </style:style>
    <style:style style:name="gr7"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12"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13" style:family="graphic" style:parent-style-name="standard">
      <style:graphic-properties draw:stroke="none" draw:fill-color="#e6e6e6" draw:textarea-horizontal-align="justify" draw:textarea-vertical-align="middle" draw:auto-grow-height="fals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6" style:family="graphic" style:parent-style-name="standard">
      <style:graphic-properties draw:fill-color="#99ccff"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2.368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draw:fill="none" fo:min-height="9.245cm"/>
    </style:style>
    <style:style style:name="gr21" style:family="graphic" style:parent-style-name="standard">
      <style:graphic-properties draw:stroke="none" draw:fill-color="#cccccc" draw:textarea-horizontal-align="justify" draw:textarea-vertical-align="middle" draw:auto-grow-height="false"/>
    </style:style>
    <style:style style:name="gr22" style:family="graphic" style:parent-style-name="standard">
      <style:graphic-properties draw:stroke="none" draw:fill-color="#cccccc" draw:textarea-vertical-align="middle" draw:auto-grow-height="false" fo:min-height="0.749cm" fo:min-width="0.499cm"/>
    </style:style>
    <style:style style:name="gr23" style:family="graphic" style:parent-style-name="standard">
      <style:graphic-properties draw:fill-color="#ff0000" draw:textarea-vertical-align="middle" draw:auto-grow-height="false" fo:min-height="0.749cm" fo:min-width="0.499cm"/>
    </style:style>
    <style:style style:name="gr2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5" style:family="graphic" style:parent-style-name="standard">
      <style:graphic-properties draw:stroke="none" draw:fill="none" fo:min-height="1.02cm"/>
    </style:style>
    <style:style style:name="gr26" style:family="graphic" style:parent-style-name="standard">
      <style:graphic-properties draw:stroke="none" draw:fill-color="#cccccc" draw:textarea-horizontal-align="justify" draw:textarea-vertical-align="middle" draw:auto-grow-height="false"/>
    </style:style>
    <style:style style:name="gr27" style:family="graphic" style:parent-style-name="standard">
      <style:graphic-properties draw:stroke="none" draw:fill-color="#cccccc" draw:textarea-vertical-align="middle" draw:auto-grow-height="false" fo:min-height="0.749cm" fo:min-width="0.499cm"/>
    </style:style>
    <style:style style:name="gr28" style:family="graphic" style:parent-style-name="standard">
      <style:graphic-properties draw:fill-color="#ff0000" draw:textarea-vertical-align="middle" draw:auto-grow-height="false" fo:min-height="0.749cm" fo:min-width="0.499cm"/>
    </style:style>
    <style:style style:name="gr29"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30"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31"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32" style:family="graphic" style:parent-style-name="standard" style:list-style-name="L2">
      <style:graphic-properties draw:stroke="none" draw:fill="none" fo:min-height="3.75cm"/>
    </style:style>
    <style:style style:name="gr33" style:family="graphic" style:parent-style-name="standard">
      <style:graphic-properties draw:stroke="none" svg:stroke-color="#000000" draw:fill="solid" draw:fill-color="#ff9966" draw:auto-grow-height="true" draw:auto-grow-width="false" fo:max-height="0cm" fo:min-height="0cm"/>
    </style:style>
    <style:style style:name="gr34" style:family="graphic" style:parent-style-name="standard">
      <style:graphic-properties draw:stroke="none" draw:fill="none" fo:min-height="2.846cm"/>
    </style:style>
    <style:style style:name="gr35"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6"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1.637cm"/>
    </style:style>
    <style:style style:name="pr5" style:family="presentation" style:parent-style-name="Default-title">
      <style:graphic-properties draw:fill-color="#ffffff" fo:min-height="0.869cm"/>
    </style:style>
    <style:style style:name="pr6"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0cm" fo:margin-right="0cm" fo:text-indent="0cm"/>
      <style:text-properties fo:color="#666666"/>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text-properties fo:color="#666666"/>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color="#666666"/>
    </style:style>
    <style:style style:name="T4" style:family="text">
      <style:text-properties fo:font-size="14pt" fo:font-weight="bold" style:font-size-asian="18pt" style:font-size-complex="18pt"/>
    </style:style>
    <style:style style:name="T5" style:family="text">
      <style:text-properties fo:font-size="14pt" style:font-size-asian="18pt" style:font-size-complex="18pt"/>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font-size="14pt"/>
    </style:style>
    <style:style style:name="T9"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d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4" draw:text-style-name="P1" draw:layer="layout" svg:width="25.199cm" svg:height="1.737cm" svg:x="1.4cm" svg:y="0.218cm" presentation:class="title" presentation:user-transformed="true">
          <draw:text-box>
            <text:p text:style-name="P1">Program Tree</text:p>
          </draw:text-box>
        </draw:frame>
        <draw:custom-shape draw:style-name="gr4" draw:text-style-name="P7" draw:id="id1" draw:layer="layout" svg:width="3.175cm" svg:height="1.27cm" svg:x="0.435cm" svg:y="3.14cm">
          <text:p text:style-name="P6">Program</text:p>
          <draw:enhanced-geometry svg:viewBox="0 0 21600 21600" draw:type="rectangle" draw:enhanced-path="M 0 0 L 21600 0 21600 21600 0 21600 0 0 Z N"/>
        </draw:custom-shape>
        <draw:connector draw:style-name="gr5" draw:text-style-name="P7" draw:layer="layout" svg:x1="2.022cm" svg:y1="4.41cm" svg:x2="3.071cm" svg:y2="19.679cm" draw:start-shape="id1" draw:start-glue-point="2" draw:end-shape="id2" draw:end-glue-point="6" svg:d="m2022 4410v15269h1049">
          <text:p text:style-name="P1"/>
        </draw:connector>
        <draw:custom-shape draw:style-name="gr4" draw:text-style-name="P7" draw:id="id3" draw:layer="layout" svg:width="1.905cm" svg:height="0.695cm" svg:x="2.54cm" svg:y="9.16cm">
          <text:p text:style-name="P6">Foo</text:p>
          <draw:enhanced-geometry svg:viewBox="0 0 21600 21600" draw:type="rectangle" draw:enhanced-path="M 0 0 L 21600 0 21600 21600 0 21600 0 0 Z N"/>
        </draw:custom-shape>
        <draw:custom-shape draw:style-name="gr4" draw:text-style-name="P7" draw:id="id5" draw:layer="layout" svg:width="1.27cm" svg:height="0.635cm" svg:x="2.54cm" svg:y="6.215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9.855cm" svg:x2="4.446cm" svg:y2="10.41cm" draw:start-shape="id3" draw:start-glue-point="2" draw:end-shape="id4" draw:end-glue-point="6" svg:d="m3492 9855v555h954">
          <text:p text:style-name="P1"/>
        </draw:connector>
        <draw:custom-shape draw:style-name="gr6" draw:text-style-name="P6" draw:id="id20" draw:layer="layout" svg:width="1.905cm" svg:height="0.695cm" svg:x="2.54cm" svg:y="4.985cm">
          <text:p text:style-name="P6">Real</text:p>
          <draw:enhanced-geometry svg:viewBox="0 0 21600 21600" draw:type="rectangle" draw:enhanced-path="M 0 0 L 21600 0 21600 21600 0 21600 0 0 Z N"/>
        </draw:custom-shape>
        <draw:custom-shape draw:style-name="gr6" draw:text-style-name="P6" draw:id="id6" draw:layer="layout" svg:width="1.905cm" svg:height="0.695cm" svg:x="4.28cm" svg:y="6.18cm">
          <text:p text:style-name="P6">Real</text:p>
          <draw:enhanced-geometry svg:viewBox="0 0 21600 21600" draw:type="rectangle" draw:enhanced-path="M 0 0 L 21600 0 21600 21600 0 21600 0 0 Z N"/>
        </draw:custom-shape>
        <draw:connector draw:style-name="gr5" draw:text-style-name="P7" draw:layer="layout" svg:x1="3.81cm" svg:y1="6.532cm" svg:x2="4.28cm" svg:y2="6.527cm" draw:start-shape="id5" draw:start-glue-point="10" draw:end-shape="id6" draw:end-glue-point="3" svg:d="m3810 6532h235v-5h235">
          <text:p text:style-name="P1"/>
        </draw:connector>
        <draw:custom-shape draw:style-name="gr4" draw:text-style-name="P7" draw:id="id7" draw:layer="layout" svg:width="1.905cm" svg:height="0.695cm" svg:x="2.52cm" svg:y="11.325cm">
          <text:p text:style-name="P6">Bar1</text:p>
          <draw:enhanced-geometry svg:viewBox="0 0 21600 21600" draw:type="rectangle" draw:enhanced-path="M 0 0 L 21600 0 21600 21600 0 21600 0 0 Z N"/>
        </draw:custom-shape>
        <draw:custom-shape draw:style-name="gr4" draw:text-style-name="P7" draw:id="id8" draw:layer="layout" svg:width="0.635cm" svg:height="0.635cm" svg:x="4.425cm" svg:y="12.255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 draw:layer="layout" svg:width="0.635cm" svg:height="0.635cm" svg:x="4.425cm" svg:y="13.165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72cm" svg:y1="12.02cm" svg:x2="4.425cm" svg:y2="12.572cm" draw:start-shape="id7" draw:start-glue-point="2" draw:end-shape="id8" draw:end-glue-point="6" svg:d="m3472 12020v552h953">
          <text:p text:style-name="P1"/>
        </draw:connector>
        <draw:connector draw:style-name="gr5" draw:text-style-name="P7" draw:layer="layout" svg:x1="3.472cm" svg:y1="12.02cm" svg:x2="4.425cm" svg:y2="13.482cm" draw:start-shape="id7" draw:start-glue-point="2" draw:end-shape="id9" draw:end-glue-point="6" svg:d="m3472 12020v1462h953">
          <text:p text:style-name="P1"/>
        </draw:connector>
        <draw:custom-shape draw:style-name="gr6" draw:text-style-name="P6" draw:id="id10" draw:layer="layout" svg:width="1.905cm" svg:height="0.695cm" svg:x="5.495cm" svg:y="12.235cm">
          <text:p text:style-name="P6">Real</text:p>
          <draw:enhanced-geometry svg:viewBox="0 0 21600 21600" draw:type="rectangle" draw:enhanced-path="M 0 0 L 21600 0 21600 21600 0 21600 0 0 Z N"/>
        </draw:custom-shape>
        <draw:custom-shape draw:style-name="gr6" draw:text-style-name="P6" draw:id="id11" draw:layer="layout" svg:width="1.905cm" svg:height="0.695cm" svg:x="5.495cm" svg:y="13.14cm">
          <text:p text:style-name="P6">Real</text:p>
          <draw:enhanced-geometry svg:viewBox="0 0 21600 21600" draw:type="rectangle" draw:enhanced-path="M 0 0 L 21600 0 21600 21600 0 21600 0 0 Z N"/>
        </draw:custom-shape>
        <draw:connector draw:style-name="gr5" draw:text-style-name="P7" draw:layer="layout" svg:x1="5.06cm" svg:y1="12.572cm" svg:x2="5.495cm" svg:y2="12.582cm" draw:start-shape="id8" draw:start-glue-point="10" draw:end-shape="id10" draw:end-glue-point="3" svg:d="m5060 12572h217v10h218">
          <text:p text:style-name="P1"/>
        </draw:connector>
        <draw:connector draw:style-name="gr5" draw:text-style-name="P7" draw:layer="layout" svg:x1="5.06cm" svg:y1="13.482cm" svg:x2="5.495cm" svg:y2="13.487cm" draw:start-shape="id9" draw:start-glue-point="10" draw:end-shape="id11" draw:end-glue-point="3" svg:d="m5060 13482h217v5h218">
          <text:p text:style-name="P1"/>
        </draw:connector>
        <draw:custom-shape draw:style-name="gr4" draw:text-style-name="P7" draw:id="id12" draw:layer="layout" svg:width="3.925cm" svg:height="0.695cm" svg:x="2.525cm" svg:y="15.33cm">
          <text:p text:style-name="P6">Bar2 (Bar1)</text:p>
          <draw:enhanced-geometry svg:viewBox="0 0 21600 21600" draw:type="rectangle" draw:enhanced-path="M 0 0 L 21600 0 21600 21600 0 21600 0 0 Z N"/>
        </draw:custom-shape>
        <draw:custom-shape draw:style-name="gr4" draw:text-style-name="P7" draw:id="id13" draw:layer="layout" svg:width="0.635cm" svg:height="0.635cm" svg:x="5.03cm" svg:y="16.26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 draw:layer="layout" svg:width="0.635cm" svg:height="0.635cm" svg:x="5.03cm" svg:y="17.17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4.487cm" svg:y1="16.025cm" svg:x2="5.03cm" svg:y2="16.577cm" draw:start-shape="id12" draw:start-glue-point="2" draw:end-shape="id13" draw:end-glue-point="6" svg:d="m4487 16025v552h543">
          <text:p text:style-name="P1"/>
        </draw:connector>
        <draw:connector draw:style-name="gr5" draw:text-style-name="P7" draw:layer="layout" svg:x1="4.487cm" svg:y1="16.025cm" svg:x2="5.03cm" svg:y2="17.487cm" draw:start-shape="id12" draw:start-glue-point="2" draw:end-shape="id14" draw:end-glue-point="6" svg:d="m4487 16025v1462h543">
          <text:p text:style-name="P1"/>
        </draw:connector>
        <draw:custom-shape draw:style-name="gr4" draw:text-style-name="P7" draw:id="id15" draw:layer="layout" svg:width="1.905cm" svg:height="0.695cm" svg:x="6.1cm" svg:y="16.205cm">
          <text:p text:style-name="P6">Foo</text:p>
          <draw:enhanced-geometry svg:viewBox="0 0 21600 21600" draw:type="rectangle" draw:enhanced-path="M 0 0 L 21600 0 21600 21600 0 21600 0 0 Z N"/>
        </draw:custom-shape>
        <draw:custom-shape draw:style-name="gr6" draw:text-style-name="P6" draw:id="id16" draw:layer="layout" svg:width="1.905cm" svg:height="0.695cm" svg:x="6.1cm" svg:y="17.145cm">
          <text:p text:style-name="P6">Real</text:p>
          <draw:enhanced-geometry svg:viewBox="0 0 21600 21600" draw:type="rectangle" draw:enhanced-path="M 0 0 L 21600 0 21600 21600 0 21600 0 0 Z N"/>
        </draw:custom-shape>
        <draw:connector draw:style-name="gr5" draw:text-style-name="P7" draw:layer="layout" svg:x1="5.665cm" svg:y1="16.577cm" svg:x2="6.1cm" svg:y2="16.552cm" draw:start-shape="id13" draw:start-glue-point="10" draw:end-shape="id15" draw:end-glue-point="3" svg:d="m5665 16577h217v-25h218">
          <text:p text:style-name="P1"/>
        </draw:connector>
        <draw:connector draw:style-name="gr5" draw:text-style-name="P7" draw:layer="layout" svg:x1="5.665cm" svg:y1="17.487cm" svg:x2="6.1cm" svg:y2="17.492cm" draw:start-shape="id14" draw:start-glue-point="10" draw:end-shape="id16" draw:end-glue-point="3" svg:d="m5665 17487h217v5h218">
          <text:p text:style-name="P1"/>
        </draw:connector>
        <draw:connector draw:style-name="gr7" draw:text-style-name="P7" draw:layer="layout" draw:type="curve" draw:line-skew="-0.597cm" svg:x1="2.525cm" svg:y1="15.677cm" svg:x2="2.52cm" svg:y2="11.672cm" draw:start-shape="id12" draw:start-glue-point="3" draw:end-shape="id7" draw:end-glue-point="3" svg:d="m2525 15677c-1654 0-1652-4005-5-4005">
          <text:p text:style-name="P1"/>
        </draw:connector>
        <draw:frame draw:style-name="gr8" draw:layer="layout" svg:width="14.929cm" svg:height="1.673cm" svg:x="6.516cm" svg:y="1.905cm">
          <draw:text-box>
            <text:p text:style-name="P1">The initial base class 'object' is left out.</text:p>
            <text:p text:style-name="P1">Only data is shown, functions are handled similarly.</text:p>
          </draw:text-box>
        </draw:frame>
        <draw:frame draw:style-name="gr8" draw:layer="layout" svg:width="4.028cm" svg:height="0.962cm" svg:x="10.55cm" svg:y="4.945cm">
          <draw:text-box>
            <text:p text:style-name="P1">Built in class</text:p>
          </draw:text-box>
        </draw:frame>
        <draw:frame draw:style-name="gr8" draw:layer="layout" svg:width="4.909cm" svg:height="0.962cm" svg:x="10.52cm" svg:y="6.288cm">
          <draw:text-box>
            <text:p text:style-name="P1">Global constant</text:p>
          </draw:text-box>
        </draw:frame>
        <draw:frame draw:style-name="gr8" draw:layer="layout" svg:width="5.722cm" svg:height="0.962cm" svg:x="4.82cm" svg:y="8.96cm">
          <draw:text-box>
            <text:p text:style-name="P1">User defined class</text:p>
          </draw:text-box>
        </draw:frame>
        <draw:custom-shape draw:style-name="gr9" draw:text-style-name="P7" draw:layer="layout" svg:width="1.27cm" svg:height="3.81cm" svg:x="15.9cm" svg:y="4.2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layer="layout" svg:width="5.201cm" svg:height="0.962cm" svg:x="17.593cm" svg:y="5.65cm">
          <draw:text-box>
            <text:p text:style-name="P1">Standard Library</text:p>
          </draw:text-box>
        </draw:frame>
        <draw:custom-shape draw:style-name="gr10" draw:text-style-name="P6" draw:id="id17" draw:layer="layout" svg:width="3.175cm" svg:height="0.635cm" svg:x="5.006cm" svg:y="18.054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006cm" svg:y1="18.371cm" svg:x2="4.487cm" svg:y2="16.025cm" draw:start-shape="id17" draw:start-glue-point="3" draw:end-shape="id12" draw:end-glue-point="2" svg:d="m5006 18371h-519v-2346">
          <text:p text:style-name="P1"/>
        </draw:connector>
        <draw:custom-shape draw:style-name="gr10" draw:text-style-name="P6" draw:id="id18" draw:layer="layout" svg:width="3.175cm" svg:height="0.635cm" svg:x="4.507cm" svg:y="14.043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 draw:layer="layout" svg:width="19.114cm" svg:height="2.1cm" svg:x="8.49cm" svg:y="13.51cm">
          <draw:text-box>
            <text:p text:style-name="P1">Assignment to constant. Code in class body will be interpreted at compile time.</text:p>
          </draw:text-box>
        </draw:frame>
        <draw:connector draw:style-name="gr5" draw:text-style-name="P7" draw:layer="layout" svg:x1="4.507cm" svg:y1="14.36cm" svg:x2="3.472cm" svg:y2="12.02cm" draw:start-shape="id18" draw:start-glue-point="3" draw:end-shape="id7" draw:end-glue-point="2" svg:d="m4507 14360h-1035v-2340">
          <text:p text:style-name="P1"/>
        </draw:connector>
        <draw:custom-shape draw:style-name="gr10" draw:text-style-name="P6" draw:id="id19" draw:layer="layout" svg:width="3.321cm" svg:height="0.635cm" svg:x="6.71cm" svg:y="6.201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6.71cm" svg:y1="6.518cm" svg:x2="6.185cm" svg:y2="6.527cm" draw:start-shape="id19" draw:start-glue-point="3" draw:end-shape="id6" draw:end-glue-point="1" svg:d="m6710 6518h-263v9h-262">
          <text:p text:style-name="P1"/>
        </draw:connector>
        <draw:frame draw:style-name="gr8" draw:layer="layout" svg:width="3.601cm" svg:height="0.962cm" draw:transform="rotate (1.5716689914206) translate (0.348cm 15.715cm)">
          <draw:text-box>
            <text:p text:style-name="P1">inheritance</text:p>
          </draw:text-box>
        </draw:frame>
        <draw:frame draw:style-name="gr12" draw:text-style-name="P1" draw:layer="layout" svg:width="19.113cm" svg:height="2.01cm" svg:x="8.49cm" svg:y="18.71cm">
          <draw:text-box>
            <text:p text:style-name="P1">Create a recursive tree of data definitions, so that all leaves are base types. Compile statements are handled similarly.</text:p>
          </draw:text-box>
        </draw:frame>
        <draw:connector draw:style-name="gr5" draw:text-style-name="P7" draw:layer="layout" svg:x1="2.022cm" svg:y1="4.41cm" svg:x2="2.54cm" svg:y2="5.332cm" draw:start-shape="id1" draw:start-glue-point="2" draw:end-shape="id20" draw:end-glue-point="3" svg:d="m2022 4410v922h518">
          <text:p text:style-name="P1"/>
        </draw:connector>
        <draw:connector draw:style-name="gr5" draw:text-style-name="P7" draw:layer="layout" svg:x1="2.022cm" svg:y1="4.41cm" svg:x2="2.54cm" svg:y2="6.532cm" draw:start-shape="id1" draw:start-glue-point="2" draw:end-shape="id5" draw:end-glue-point="6" svg:d="m2022 4410v2122h518">
          <text:p text:style-name="P1"/>
        </draw:connector>
        <draw:connector draw:style-name="gr5" draw:text-style-name="P7" draw:layer="layout" svg:x1="2.022cm" svg:y1="4.41cm" svg:x2="2.54cm" svg:y2="9.507cm" draw:start-shape="id1" draw:start-glue-point="2" draw:end-shape="id3" draw:end-glue-point="3" svg:d="m2022 4410v5097h518">
          <text:p text:style-name="P1"/>
        </draw:connector>
        <draw:connector draw:style-name="gr5" draw:text-style-name="P7" draw:layer="layout" svg:x1="2.022cm" svg:y1="4.41cm" svg:x2="2.52cm" svg:y2="11.672cm" draw:start-shape="id1" draw:start-glue-point="2" draw:end-shape="id7" draw:end-glue-point="3" svg:d="m2022 4410v3454h-3v3808h501">
          <text:p text:style-name="P1"/>
        </draw:connector>
        <draw:connector draw:style-name="gr5" draw:text-style-name="P7" draw:layer="layout" svg:x1="2.022cm" svg:y1="4.41cm" svg:x2="2.525cm" svg:y2="15.677cm" draw:start-shape="id1" draw:start-glue-point="2" draw:end-shape="id12" draw:end-glue-point="3" svg:d="m2022 4410v11267h503">
          <text:p text:style-name="P1"/>
        </draw:connector>
        <draw:custom-shape draw:style-name="gr4" draw:text-style-name="P7" draw:id="id2" draw:layer="layout" svg:width="2.819cm" svg:height="1.034cm" svg:x="3.071cm" svg:y="19.1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1" draw:layer="layout" svg:width="1.905cm" svg:height="0.695cm" svg:x="6.401cm" svg:y="19.347cm">
          <text:p text:style-name="P6">Bar2</text:p>
          <draw:enhanced-geometry svg:viewBox="0 0 21600 21600" draw:type="rectangle" draw:enhanced-path="M 0 0 L 21600 0 21600 21600 0 21600 0 0 Z N"/>
        </draw:custom-shape>
        <draw:connector draw:style-name="gr5" draw:text-style-name="P7" draw:layer="layout" svg:x1="5.89cm" svg:y1="19.679cm" svg:x2="6.401cm" svg:y2="19.694cm" draw:start-shape="id2" draw:start-glue-point="10" draw:end-shape="id21" draw:end-glue-point="3" svg:d="m5890 19679h255v15h256">
          <text:p text:style-name="P1"/>
        </draw:connector>
        <draw:custom-shape draw:style-name="gr4" draw:text-style-name="P7" draw:id="id4" draw:layer="layout" svg:width="1.47cm" svg:height="0.635cm" svg:x="4.446cm" svg:y="10.093cm">
          <text:p text:style-name="P6">a,b</text:p>
          <draw:enhanced-geometry svg:viewBox="0 0 21600 21600" draw:glue-points="10800 0 3160 3160 0 10800 3160 18440 10800 21600 18440 18440 21600 10800 18440 3160" draw:text-areas="3200 3200 18400 18400" draw:type="ellipse"/>
        </draw:custom-shape>
        <draw:custom-shape draw:style-name="gr6" draw:text-style-name="P6" draw:layer="layout" svg:width="1.905cm" svg:height="0.695cm" svg:x="6.416cm" svg:y="10.073cm">
          <text:p text:style-name="P6">Real</text:p>
          <draw:enhanced-geometry svg:viewBox="0 0 21600 21600" draw:type="rectangle" draw:enhanced-path="M 0 0 L 21600 0 21600 21600 0 21600 0 0 Z N"/>
        </draw:custom-shape>
        <draw:connector draw:style-name="gr5" draw:text-style-name="P7" draw:layer="layout" svg:x1="5.916cm" svg:y1="10.31cm" svg:x2="6.416cm" svg:y2="10.32cm" svg:d="m5916 10310h250v10h250">
          <text:p text:style-name="P1"/>
        </draw:connector>
        <draw:frame draw:style-name="gr8" draw:layer="layout" svg:width="7.982cm" svg:height="0.962cm" svg:x="8.49cm" svg:y="9.902cm">
          <draw:text-box>
            <text:p text:style-name="P1">Compound data statement</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custom-shape draw:style-name="gr13" draw:text-style-name="P7" draw:layer="layout" svg:width="18.415cm" svg:height="6.804cm" svg:x="1.5cm" svg:y="13.865cm">
          <text:p text:style-name="P1"/>
          <draw:enhanced-geometry svg:viewBox="0 0 21600 21600" draw:mirror-horizontal="false" draw:mirror-vertical="false" draw:type="rectangle" draw:enhanced-path="M 0 0 L 21600 0 21600 21600 0 21600 0 0 Z N"/>
        </draw:custom-shape>
        <draw:custom-shape draw:style-name="gr14" draw:text-style-name="P6" draw:id="id35" draw:layer="layout" svg:width="4.718cm" svg:height="2.54cm" svg:x="7.047cm" svg:y="14.1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5" draw:text-style-name="P8" draw:layer="layout" svg:width="2.864cm" svg:height="1.673cm" svg:x="16.738cm" svg:y="13.948cm">
          <draw:text-box>
            <text:p text:style-name="P1"><text:span text:style-name="T3">class</text:span></text:p>
            <text:p text:style-name="P1"><text:span text:style-name="T3">instance</text:span></text:p>
          </draw:text-box>
        </draw:frame>
        <draw:custom-shape draw:style-name="gr13" draw:text-style-name="P7" draw:layer="layout" svg:width="18.415cm" svg:height="6.735cm" svg:x="1.5cm" svg:y="6.812cm">
          <text:p text:style-name="P1"/>
          <draw:enhanced-geometry svg:viewBox="0 0 21600 21600" draw:type="rectangle" draw:enhanced-path="M 0 0 L 21600 0 21600 21600 0 21600 0 0 Z N"/>
        </draw:custom-shape>
        <draw:frame presentation:style-name="pr5" draw:text-style-name="P1" draw:layer="layout" svg:width="25.199cm" svg:height="1.737cm" svg:x="1.608cm" svg:y="0.397cm" presentation:class="title" presentation:user-transformed="true">
          <draw:text-box>
            <text:p text:style-name="P1">Name Space Implementation</text:p>
          </draw:text-box>
        </draw:frame>
        <draw:frame draw:style-name="gr1" draw:text-style-name="P1" draw:layer="layout" svg:width="6.985cm" svg:height="5.228cm" svg:x="20.615cm" svg:y="2.293cm">
          <draw:text-box>
            <text:list text:style-name="L1">
              <text:list-item>
                <text:p text:style-name="P9">Name Space Methods</text:p>
              </text:list-item>
            </text:list>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9"/>
              </text:list-item>
            </text:list>
            <text:list text:style-name="L1">
              <text:list-item>
                <text:p text:style-name="P4">findDotName()</text:p>
              </text:list-item>
            </text:list>
          </draw:text-box>
        </draw:frame>
        <draw:connector draw:style-name="gr5" draw:text-style-name="P7" draw:layer="layout" svg:x1="2.757cm" svg:y1="5.08cm" svg:x2="7.136cm" svg:y2="8.232cm" draw:start-shape="id22" draw:start-glue-point="2" draw:end-shape="id23" draw:end-glue-point="3" svg:d="m2757 5080v3152h4379">
          <text:p text:style-name="P1"/>
        </draw:connector>
        <draw:custom-shape draw:style-name="gr4" draw:text-style-name="P7" draw:id="id24" draw:layer="layout" svg:width="0.635cm" svg:height="0.635cm" svg:x="13.145cm" svg:y="9.7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5" draw:layer="layout" svg:width="0.635cm" svg:height="0.635cm" svg:x="13.145cm" svg:y="10.7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9.458cm" svg:y1="9.281cm" svg:x2="13.145cm" svg:y2="10.108cm" draw:start-shape="id23" draw:start-glue-point="2" draw:end-shape="id24" draw:end-glue-point="6" svg:d="m9458 9281v827h3687">
          <text:p text:style-name="P1"/>
        </draw:connector>
        <draw:connector draw:style-name="gr5" draw:text-style-name="P7" draw:layer="layout" svg:x1="9.458cm" svg:y1="9.281cm" svg:x2="13.145cm" svg:y2="11.018cm" draw:start-shape="id23" draw:start-glue-point="2" draw:end-shape="id25" draw:end-glue-point="6" svg:d="m9458 9281v1737h3687">
          <text:p text:style-name="P1"/>
        </draw:connector>
        <draw:custom-shape draw:style-name="gr6" draw:text-style-name="P6" draw:id="id26" draw:layer="layout" svg:width="1.905cm" svg:height="0.695cm" svg:x="14.215cm" svg:y="9.771cm">
          <text:p text:style-name="P6">Real</text:p>
          <draw:enhanced-geometry svg:viewBox="0 0 21600 21600" draw:type="rectangle" draw:enhanced-path="M 0 0 L 21600 0 21600 21600 0 21600 0 0 Z N"/>
        </draw:custom-shape>
        <draw:custom-shape draw:style-name="gr6" draw:text-style-name="P6" draw:id="id27" draw:layer="layout" svg:width="1.905cm" svg:height="0.695cm" svg:x="14.215cm" svg:y="10.676cm">
          <text:p text:style-name="P6">Real</text:p>
          <draw:enhanced-geometry svg:viewBox="0 0 21600 21600" draw:type="rectangle" draw:enhanced-path="M 0 0 L 21600 0 21600 21600 0 21600 0 0 Z N"/>
        </draw:custom-shape>
        <draw:connector draw:style-name="gr5" draw:text-style-name="P7" draw:layer="layout" svg:x1="13.78cm" svg:y1="10.108cm" svg:x2="14.215cm" svg:y2="10.118cm" draw:start-shape="id24" draw:start-glue-point="10" draw:end-shape="id26" draw:end-glue-point="3" svg:d="m13780 10108h217v10h218">
          <text:p text:style-name="P1"/>
        </draw:connector>
        <draw:connector draw:style-name="gr5" draw:text-style-name="P7" draw:layer="layout" svg:x1="13.78cm" svg:y1="11.018cm" svg:x2="14.215cm" svg:y2="11.023cm" draw:start-shape="id25" draw:start-glue-point="10" draw:end-shape="id27" draw:end-glue-point="3" svg:d="m13780 11018h217v5h218">
          <text:p text:style-name="P1"/>
        </draw:connector>
        <draw:custom-shape draw:style-name="gr16" draw:text-style-name="P6" draw:id="id28" draw:layer="layout" svg:width="3.175cm" svg:height="0.635cm" svg:x="13.145cm" svg:y="12.465cm">
          <text:p text:style-name="P6">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9.458cm" svg:y1="9.281cm" svg:x2="13.145cm" svg:y2="12.782cm" draw:start-shape="id23" draw:start-glue-point="2" draw:end-shape="id28" draw:end-glue-point="3" svg:d="m9458 9281v3501h3687">
          <text:p text:style-name="P1"/>
        </draw:connector>
        <draw:custom-shape draw:style-name="gr4" draw:text-style-name="P7" draw:id="id29" draw:layer="layout" svg:width="0.635cm" svg:height="0.635cm" svg:x="7.145cm" svg:y="5.591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757cm" svg:y1="5.08cm" svg:x2="7.145cm" svg:y2="5.908cm" draw:start-shape="id22" draw:start-glue-point="2" draw:end-shape="id29" draw:end-glue-point="6" svg:d="m2757 5080v828h4388">
          <text:p text:style-name="P1"/>
        </draw:connector>
        <draw:custom-shape draw:style-name="gr6" draw:text-style-name="P6" draw:id="id30" draw:layer="layout" svg:width="1.905cm" svg:height="0.695cm" svg:x="8.215cm" svg:y="5.571cm">
          <text:p text:style-name="P6">Real</text:p>
          <draw:enhanced-geometry svg:viewBox="0 0 21600 21600" draw:type="rectangle" draw:enhanced-path="M 0 0 L 21600 0 21600 21600 0 21600 0 0 Z N"/>
        </draw:custom-shape>
        <draw:connector draw:style-name="gr5" draw:text-style-name="P7" draw:layer="layout" svg:x1="7.78cm" svg:y1="5.908cm" svg:x2="8.215cm" svg:y2="5.918cm" draw:start-shape="id29" draw:start-glue-point="10" draw:end-shape="id30" draw:end-glue-point="3" svg:d="m7780 5908h217v10h218">
          <text:p text:style-name="P1"/>
        </draw:connector>
        <draw:custom-shape draw:style-name="gr4" draw:text-style-name="P7" draw:id="id31" draw:layer="layout" svg:width="0.635cm" svg:height="0.635cm" svg:x="13.146cm" svg:y="11.602cm">
          <text:p text:style-name="P6">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32" draw:layer="layout" svg:width="1.905cm" svg:height="0.695cm" svg:x="14.216cm" svg:y="11.577cm">
          <text:p text:style-name="P6">Real</text:p>
          <draw:enhanced-geometry svg:viewBox="0 0 21600 21600" draw:type="rectangle" draw:enhanced-path="M 0 0 L 21600 0 21600 21600 0 21600 0 0 Z N"/>
        </draw:custom-shape>
        <draw:connector draw:style-name="gr5" draw:text-style-name="P7" draw:layer="layout" svg:x1="13.781cm" svg:y1="11.919cm" svg:x2="14.216cm" svg:y2="11.924cm" draw:start-shape="id31" draw:start-glue-point="10" draw:end-shape="id32" draw:end-glue-point="3" svg:d="m13781 11919h217v5h218">
          <text:p text:style-name="P1"/>
        </draw:connector>
        <draw:connector draw:style-name="gr5" draw:text-style-name="P7" draw:layer="layout" svg:x1="13.146cm" svg:y1="11.919cm" svg:x2="9.458cm" svg:y2="9.281cm" draw:start-shape="id31" draw:start-glue-point="6" draw:end-shape="id23" draw:end-glue-point="2" svg:d="m13146 11919h-3688v-2638">
          <text:p text:style-name="P1"/>
        </draw:connector>
        <draw:connector draw:style-name="gr7" draw:text-style-name="P7" draw:layer="layout" draw:type="curve" svg:x1="4.928cm" svg:y1="4.695cm" svg:x2="7.145cm" svg:y2="5.908cm" draw:start-shape="id33" draw:start-glue-point="1" draw:end-shape="id29" draw:end-glue-point="6" svg:d="m4928 4695c1662 0 554 1213 2217 1213">
          <text:p text:style-name="P1"/>
        </draw:connector>
        <draw:connector draw:style-name="gr7" draw:text-style-name="P7" draw:layer="layout" draw:type="curve" svg:x1="4.928cm" svg:y1="4.695cm" svg:x2="7.136cm" svg:y2="8.232cm" draw:start-shape="id33" draw:start-glue-point="1" draw:end-shape="id23" draw:end-glue-point="3" svg:d="m4928 4695c1656 0 552 3537 2208 3537">
          <text:p text:style-name="P1"/>
        </draw:connector>
        <draw:connector draw:style-name="gr7" draw:text-style-name="P7" draw:layer="layout" draw:type="curve" svg:x1="11.683cm" svg:y1="8.957cm" svg:x2="13.145cm" svg:y2="12.782cm" draw:start-shape="id34" draw:start-glue-point="1" draw:end-shape="id28" draw:end-glue-point="3" svg:d="m11683 8957c1095 0 364 3825 1462 3825">
          <text:p text:style-name="P1"/>
        </draw:connector>
        <draw:custom-shape draw:style-name="gr4" draw:text-style-name="P6" draw:id="id44" draw:layer="layout" svg:width="1.905cm" svg:height="0.695cm" svg:x="12.306cm" svg:y="15.079cm">
          <text:p text:style-name="P6">Foo</text:p>
          <draw:enhanced-geometry svg:viewBox="0 0 21600 21600" draw:mirror-horizontal="false" draw:mirror-vertical="false" draw:type="rectangle" draw:enhanced-path="M 0 0 L 21600 0 21600 21600 0 21600 0 0 Z N"/>
        </draw:custom-shape>
        <draw:custom-shape draw:style-name="gr4" draw:text-style-name="P6" draw:id="id36" draw:layer="layout" svg:width="0.635cm" svg:height="0.635cm" svg:x="13.211cm" svg:y="16.891cm">
          <text:p text:style-name="P6">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37" draw:layer="layout" svg:width="0.635cm" svg:height="0.635cm" svg:x="13.211cm" svg:y="17.801cm">
          <text:p text:style-name="P6">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9.405cm" svg:y1="16.68cm" svg:x2="13.211cm" svg:y2="17.208cm" draw:start-shape="id35" draw:start-glue-point="8" draw:end-shape="id36" draw:end-glue-point="6" svg:d="m9405 16680v528h3806">
          <text:p text:style-name="P1"/>
        </draw:connector>
        <draw:connector draw:style-name="gr5" draw:text-style-name="P7" draw:layer="layout" svg:x1="9.405cm" svg:y1="16.68cm" svg:x2="13.211cm" svg:y2="18.118cm" draw:start-shape="id35" draw:start-glue-point="8" draw:end-shape="id37" draw:end-glue-point="6" svg:d="m9405 16680v1438h3806">
          <text:p text:style-name="P1"/>
        </draw:connector>
        <draw:custom-shape draw:style-name="gr6" draw:text-style-name="P6" draw:id="id38" draw:layer="layout" svg:width="1.905cm" svg:height="0.695cm" svg:x="14.281cm" svg:y="16.871cm">
          <text:p text:style-name="P6">Real</text:p>
          <draw:enhanced-geometry svg:viewBox="0 0 21600 21600" draw:mirror-horizontal="false" draw:mirror-vertical="false" draw:type="rectangle" draw:enhanced-path="M 0 0 L 21600 0 21600 21600 0 21600 0 0 Z N"/>
        </draw:custom-shape>
        <draw:custom-shape draw:style-name="gr6" draw:text-style-name="P6" draw:id="id39" draw:layer="layout" svg:width="1.905cm" svg:height="0.695cm" svg:x="14.281cm" svg:y="17.776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13.846cm" svg:y1="17.208cm" svg:x2="14.281cm" svg:y2="17.218cm" draw:start-shape="id36" draw:start-glue-point="10" draw:end-shape="id38" draw:end-glue-point="3" svg:d="m13846 17208h217v10h218">
          <text:p text:style-name="P1"/>
        </draw:connector>
        <draw:connector draw:style-name="gr5" draw:text-style-name="P7" draw:layer="layout" svg:x1="13.846cm" svg:y1="18.118cm" svg:x2="14.281cm" svg:y2="18.123cm" draw:start-shape="id37" draw:start-glue-point="10" draw:end-shape="id39" draw:end-glue-point="3" svg:d="m13846 18118h217v5h218">
          <text:p text:style-name="P1"/>
        </draw:connector>
        <draw:custom-shape draw:style-name="gr4" draw:text-style-name="P10" draw:layer="layout" svg:width="3.435cm" svg:height="0.515cm" svg:x="7.687cm" svg:y="15.146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16" draw:text-style-name="P6" draw:id="id40" draw:layer="layout" svg:width="3.175cm" svg:height="0.635cm" svg:x="13.211cm" svg:y="19.565cm">
          <text:p text:style-name="P6">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9.405cm" svg:y1="16.68cm" svg:x2="13.211cm" svg:y2="19.882cm" draw:start-shape="id35" draw:start-glue-point="8" draw:end-shape="id40" draw:end-glue-point="3" svg:d="m9405 16680v3202h3806">
          <text:p text:style-name="P1"/>
        </draw:connector>
        <draw:custom-shape draw:style-name="gr4" draw:text-style-name="P6" draw:id="id41" draw:layer="layout" svg:width="0.635cm" svg:height="0.635cm" svg:x="13.212cm" svg:y="18.702cm">
          <text:p text:style-name="P6">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6" draw:id="id42" draw:layer="layout" svg:width="1.905cm" svg:height="0.695cm" svg:x="14.282cm" svg:y="18.677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13.847cm" svg:y1="19.019cm" svg:x2="14.282cm" svg:y2="19.024cm" draw:start-shape="id41" draw:start-glue-point="10" draw:end-shape="id42" draw:end-glue-point="3" svg:d="m13847 19019h217v5h218">
          <text:p text:style-name="P1"/>
        </draw:connector>
        <draw:connector draw:style-name="gr5" draw:text-style-name="P7" draw:layer="layout" svg:x1="13.212cm" svg:y1="19.019cm" svg:x2="9.405cm" svg:y2="16.68cm" draw:start-shape="id41" draw:start-glue-point="6" draw:end-shape="id35" draw:end-glue-point="8" svg:d="m13212 19019h-3807v-2339">
          <text:p text:style-name="P1"/>
        </draw:connector>
        <draw:custom-shape draw:style-name="gr4" draw:text-style-name="P11" draw:id="id43" draw:layer="layout" svg:width="3.435cm" svg:height="0.515cm" svg:x="7.687cm" svg:y="15.659cm">
          <text:p text:style-name="P6"><text:span text:style-name="T5">attributes</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svg:x1="11.122cm" svg:y1="15.916cm" svg:x2="13.212cm" svg:y2="19.019cm" draw:start-shape="id43" draw:start-glue-point="1" draw:end-shape="id41" draw:end-glue-point="6" svg:d="m11122 15916c1566 0 521 3103 2090 3103">
          <text:p text:style-name="P1"/>
        </draw:connector>
        <draw:connector draw:style-name="gr7" draw:text-style-name="P7" draw:layer="layout" draw:type="curve" svg:x1="11.122cm" svg:y1="15.916cm" svg:x2="13.211cm" svg:y2="18.118cm" draw:start-shape="id43" draw:start-glue-point="1" draw:end-shape="id37" draw:end-glue-point="6" svg:d="m11122 15916c1566 0 522 2202 2089 2202">
          <text:p text:style-name="P1"/>
        </draw:connector>
        <draw:connector draw:style-name="gr7" draw:text-style-name="P7" draw:layer="layout" draw:type="curve" svg:x1="11.122cm" svg:y1="15.916cm" svg:x2="13.211cm" svg:y2="17.208cm" draw:start-shape="id43" draw:start-glue-point="1" draw:end-shape="id36" draw:end-glue-point="6" svg:d="m11122 15916c1566 0 522 1292 2089 1292">
          <text:p text:style-name="P1"/>
        </draw:connector>
        <draw:connector draw:style-name="gr7" draw:text-style-name="P7" draw:layer="layout" draw:type="curve" svg:x1="11.122cm" svg:y1="15.916cm" svg:x2="13.145cm" svg:y2="12.782cm" draw:start-shape="id43" draw:start-glue-point="1" draw:end-shape="id28" draw:end-glue-point="3" svg:d="m11122 15916c1516 0 505-3134 2023-3134">
          <text:p text:style-name="P1"/>
        </draw:connector>
        <draw:connector draw:style-name="gr5" draw:text-style-name="P7" draw:layer="layout" svg:x1="11.765cm" svg:y1="15.409cm" svg:x2="12.306cm" svg:y2="15.426cm" draw:start-shape="id35" draw:start-glue-point="10" draw:end-shape="id44" draw:end-glue-point="3" svg:d="m11765 15409h270v17h271">
          <text:p text:style-name="P1"/>
        </draw:connector>
        <draw:connector draw:style-name="gr5" draw:text-style-name="P7" draw:layer="layout" svg:x1="7.047cm" svg:y1="15.409cm" svg:x2="2.757cm" svg:y2="5.08cm" draw:start-shape="id35" draw:start-glue-point="6" draw:end-shape="id22" draw:end-glue-point="2" svg:d="m7047 15409h-4290v-10329">
          <text:p text:style-name="P1"/>
        </draw:connector>
        <draw:connector draw:style-name="gr7" draw:text-style-name="P7" draw:layer="layout" draw:type="curve" svg:x1="4.928cm" svg:y1="4.695cm" svg:x2="7.047cm" svg:y2="15.409cm" draw:start-shape="id33" draw:start-glue-point="1" draw:end-shape="id35" draw:end-glue-point="6" svg:d="m4928 4695c1590 0 531 10714 2119 10714">
          <text:p text:style-name="P1"/>
        </draw:connector>
        <draw:frame draw:style-name="gr8" draw:text-style-name="P12" draw:layer="layout" svg:width="3.034cm" svg:height="1.673cm" svg:x="16.51cm" svg:y="6.885cm">
          <draw:text-box>
            <text:p text:style-name="P1"><text:span text:style-name="T3">class</text:span></text:p>
            <text:p text:style-name="P1"><text:span text:style-name="T3">definition</text:span></text:p>
          </draw:text-box>
        </draw:frame>
        <draw:frame draw:style-name="gr17" draw:layer="layout" svg:width="0.502cm" svg:height="1.187cm" svg:x="-3.175cm" svg:y="13.269cm">
          <draw:text-box>
            <text:p text:style-name="P1"/>
          </draw:text-box>
        </draw:frame>
        <draw:g>
          <draw:custom-shape draw:style-name="gr14" draw:text-style-name="P7" draw:id="id22" draw:layer="layout" svg:width="4.645cm" svg:height="2.097cm" svg:x="0.435cm" svg:y="2.983cm">
            <text:p text:style-name="P1"/>
            <draw:enhanced-geometry svg:viewBox="0 0 21600 21600" draw:type="rectangle" draw:enhanced-path="M 0 0 L 21600 0 21600 21600 0 21600 0 0 Z N"/>
          </draw:custom-shape>
          <draw:custom-shape draw:style-name="gr4" draw:text-style-name="P10" draw:layer="layout" svg:width="4.354cm" svg:height="0.507cm" svg:x="0.574cm" svg:y="3.935cm">
            <text:p text:style-name="P6"><text:span text:style-name="T4">Namespace</text:span></text:p>
            <draw:enhanced-geometry svg:viewBox="0 0 21600 21600" draw:type="rectangle" draw:enhanced-path="M 0 0 L 21600 0 21600 21600 0 21600 0 0 Z N"/>
          </draw:custom-shape>
          <draw:custom-shape draw:style-name="gr4" draw:text-style-name="P11" draw:id="id33" draw:layer="layout" svg:width="4.354cm" svg:height="0.507cm" svg:x="0.574cm" svg:y="4.442cm">
            <text:p text:style-name="P6"><text:span text:style-name="T5">attributes</text:span></text:p>
            <draw:enhanced-geometry svg:viewBox="0 0 21600 21600" draw:type="rectangle" draw:enhanced-path="M 0 0 L 21600 0 21600 21600 0 21600 0 0 Z N"/>
          </draw:custom-shape>
          <draw:frame draw:style-name="gr18" draw:text-style-name="P6" draw:layer="layout" svg:width="4.645cm" svg:height="0.962cm" svg:x="0.435cm" svg:y="2.983cm">
            <draw:text-box>
              <text:p text:style-name="P6">Module</text:p>
            </draw:text-box>
          </draw:frame>
          <draw:frame draw:style-name="gr19" draw:text-style-name="P1" draw:layer="layout" svg:width="5.715cm" svg:height="1.187cm" svg:x="0cm" svg:y="4.088cm">
            <draw:text-box>
              <text:p text:style-name="P1"/>
            </draw:text-box>
          </draw:frame>
        </draw:g>
        <draw:g draw:id="id23">
          <draw:custom-shape draw:style-name="gr14" draw:text-style-name="P7" draw:layer="layout" svg:width="4.645cm" svg:height="2.097cm" svg:x="7.136cm" svg:y="7.184cm">
            <text:p text:style-name="P1"/>
            <draw:enhanced-geometry svg:viewBox="0 0 21600 21600" draw:type="rectangle" draw:enhanced-path="M 0 0 L 21600 0 21600 21600 0 21600 0 0 Z N"/>
          </draw:custom-shape>
          <draw:frame draw:style-name="gr18" draw:text-style-name="P6" draw:layer="layout" svg:width="4.645cm" svg:height="0.962cm" svg:x="7.136cm" svg:y="7.184cm">
            <draw:text-box>
              <text:p text:style-name="P6">class Foo</text:p>
            </draw:text-box>
          </draw:frame>
        </draw:g>
        <draw:custom-shape draw:style-name="gr4" draw:text-style-name="P10" draw:layer="layout" svg:width="4.445cm" svg:height="0.515cm" svg:x="7.238cm" svg:y="8.187cm">
          <text:p text:style-name="P6"><text:span text:style-name="T4">Namespace</text:span></text:p>
          <draw:enhanced-geometry svg:viewBox="0 0 21600 21600" draw:type="rectangle" draw:enhanced-path="M 0 0 L 21600 0 21600 21600 0 21600 0 0 Z N"/>
        </draw:custom-shape>
        <draw:custom-shape draw:style-name="gr4" draw:text-style-name="P11" draw:id="id34" draw:layer="layout" svg:width="4.445cm" svg:height="0.515cm" svg:x="7.238cm" svg:y="8.7cm">
          <text:p text:style-name="P6"><text:span text:style-name="T5">attributes</text:span></text:p>
          <draw:enhanced-geometry svg:viewBox="0 0 21600 21600" draw:type="rectangle" draw:enhanced-path="M 0 0 L 21600 0 21600 21600 0 21600 0 0 Z N"/>
        </draw:custom-shape>
        <draw:frame draw:style-name="gr8" draw:layer="layout" svg:width="3.69cm" svg:height="0.962cm" svg:x="7.59cm" svg:y="14.14cm">
          <draw:text-box>
            <text:p text:style-name="P1">data z: Foo</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ExecutionEnvironment - Scope</text:p>
          </draw:text-box>
        </draw:frame>
        <draw:custom-shape draw:style-name="gr4" draw:text-style-name="P10" draw:layer="layout" svg:width="3.435cm" svg:height="0.515cm" svg:x="8.958cm" svg:y="14.597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5cm" svg:x="8.958cm" svg:y="16.142cm">
          <text:p text:style-name="P6"><text:span text:style-name="T5">global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8.958cm" svg:y="15.629cm">
          <text:p text:style-name="P6"><text:span text:style-name="T5">this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5cm" svg:x="8.958cm" svg:y="15.11cm">
          <text:p text:style-name="P6"><text:span text:style-name="T5">attributes</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4.354cm" svg:height="0.507cm" svg:x="13.976cm" svg:y="6.837cm">
          <text:p text:style-name="P6"><text:span text:style-name="T4">Namespace</text:span></text:p>
          <draw:enhanced-geometry svg:viewBox="0 0 21600 21600" draw:type="rectangle" draw:enhanced-path="M 0 0 L 21600 0 21600 21600 0 21600 0 0 Z N"/>
        </draw:custom-shape>
        <draw:custom-shape draw:style-name="gr4" draw:text-style-name="P11" draw:layer="layout" svg:width="4.354cm" svg:height="0.507cm" svg:x="13.976cm" svg:y="7.344cm">
          <text:p text:style-name="P6"><text:span text:style-name="T5">attributes</text:span></text:p>
          <draw:enhanced-geometry svg:viewBox="0 0 21600 21600" draw:type="rectangle" draw:enhanced-path="M 0 0 L 21600 0 21600 21600 0 21600 0 0 Z N"/>
        </draw:custom-shape>
        <draw:frame draw:style-name="gr19"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313cm" svg:x="1.4cm" svg:y="0.205cm" presentation:class="title" presentation:user-transformed="true">
          <draw:text-box>
            <text:p text:style-name="P1">Callable Objects</text:p>
          </draw:text-box>
        </draw:frame>
        <draw:frame draw:style-name="gr8" draw:layer="layout" svg:width="21.109cm" svg:height="5.939cm" svg:x="2.143cm" svg:y="2.98cm">
          <draw:text-box>
            <text:list text:style-name="L1">
              <text:list-item>
                <text:p text:style-name="P9"><text:span text:style-name="T6">Callable object properties</text:span></text:p>
              </text:list-item>
            </text:list>
            <text:list text:style-name="L1">
              <text:list-item>
                <text:p text:style-name="P4">Inherit from CallableObject</text:p>
              </text:list-item>
            </text:list>
            <text:list text:style-name="L1">
              <text:list-item>
                <text:p text:style-name="P4">Have an interpreter level (Python) method __call__(self, *args, **kwargs)</text:p>
              </text:list-item>
            </text:list>
            <text:list text:style-name="L1">
              <text:list-item>
                <text:p text:style-name="P4">__call__ method performs the work.</text:p>
              </text:list-item>
            </text:list>
            <text:list text:style-name="L1">
              <text:list-item>
                <text:p text:style-name="P4">If Siml (application) object has a “__call__” method, it becomes callable.</text:p>
              </text:list-item>
            </text:list>
            <text:list text:style-name="L1">
              <text:list-item>
                <text:p text:style-name="P4">Callable objects can be used naturally in Python code:</text:p>
              </text:list-item>
            </text:list>
            <text:list text:style-name="L1">
              <text:list-item>
                <text:list>
                  <text:list-item>
                    <text:p text:style-name="P5">w_sin(W_Float(0.0)) == W_Float(0.0)</text:p>
                  </text:list-item>
                </text:list>
              </text:list-item>
            </text:list>
            <text:list text:style-name="L1">
              <text:list-item>
                <text:list>
                  <text:list-item>
                    <text:p text:style-name="P5">Good for writing good looking test cases.</text:p>
                  </text:list-item>
                </text:list>
              </text:list-item>
            </text:list>
          </draw:text-box>
        </draw:frame>
        <draw:frame draw:style-name="gr20" draw:text-style-name="P4" draw:layer="layout" svg:width="21.987cm" svg:height="9.495cm" svg:x="2.143cm" svg:y="10.52cm">
          <draw:text-box>
            <text:list text:style-name="L1">
              <text:list-item>
                <text:p text:style-name="P9"><text:span text:style-name="T6">Different types of callable objects</text:span></text:p>
              </text:list-item>
            </text:list>
            <text:list text:style-name="L1">
              <text:list-item>
                <text:p text:style-name="P4">Siml function:</text:p>
              </text:list-item>
            </text:list>
            <text:list text:style-name="L1">
              <text:list-item>
                <text:list>
                  <text:list-item>
                    <text:p text:style-name="P5">Check argument types. </text:p>
                  </text:list-item>
                </text:list>
              </text:list-item>
            </text:list>
            <text:list text:style-name="L1">
              <text:list-item>
                <text:list>
                  <text:list-item>
                    <text:p text:style-name="P5">Executes code in Siml language.</text:p>
                  </text:list-item>
                </text:list>
              </text:list-item>
            </text:list>
            <text:list text:style-name="L1">
              <text:list-item>
                <text:p text:style-name="P4">Built in function wrapper:</text:p>
              </text:list-item>
            </text:list>
            <text:list text:style-name="L1">
              <text:list-item>
                <text:list>
                  <text:list-item>
                    <text:p text:style-name="P5">Check argument types. </text:p>
                  </text:list-item>
                </text:list>
              </text:list-item>
            </text:list>
            <text:list text:style-name="L1">
              <text:list-item>
                <text:list>
                  <text:list-item>
                    <text:p text:style-name="P5">Call built in function if arguments are constants.</text:p>
                  </text:list-item>
                </text:list>
              </text:list-item>
            </text:list>
            <text:list text:style-name="L1">
              <text:list-item>
                <text:list>
                  <text:list-item>
                    <text:p text:style-name="P5">Return unevaluated function call otherwise.</text:p>
                  </text:list-item>
                </text:list>
              </text:list-item>
            </text:list>
            <text:list text:style-name="L1">
              <text:list-item>
                <text:p text:style-name="P4">Strictly constant built in function wrapper: <text:span text:style-name="T7">???necessary???</text:span></text:p>
              </text:list-item>
            </text:list>
            <text:list text:style-name="L1">
              <text:list-item>
                <text:list>
                  <text:list-item>
                    <text:p text:style-name="P5">All arguments must be known constants.</text:p>
                  </text:list-item>
                </text:list>
              </text:list-item>
            </text:list>
            <text:list text:style-name="L1">
              <text:list-item>
                <text:list>
                  <text:list-item>
                    <text:p text:style-name="P5">Check argument types.</text:p>
                  </text:list-item>
                </text:list>
              </text:list-item>
            </text:list>
            <text:list text:style-name="L1">
              <text:list-item>
                <text:list>
                  <text:list-item>
                    <text:p text:style-name="P5">Call built in function.</text:p>
                  </text:list-item>
                </text:list>
              </text:list-item>
            </text:list>
            <text:list text:style-name="L1">
              <text:list-item>
                <text:p text:style-name="P4">Method wrapper <text:span text:style-name="T7">???necessary???</text:span> </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21" draw:text-style-name="P7" draw:layer="layout" svg:width="9.089cm" svg:height="2.53cm" svg:x="18.681cm" svg:y="5.09cm">
          <text:p text:style-name="P1"/>
          <draw:enhanced-geometry svg:viewBox="0 0 21600 21600" draw:type="rectangle" draw:enhanced-path="M 0 0 L 21600 0 21600 21600 0 21600 0 0 Z N"/>
        </draw:custom-shape>
        <draw:frame presentation:style-name="pr4" draw:text-style-name="P1" draw:layer="layout" svg:width="25.199cm" svg:height="1.737cm" svg:x="1.4cm" svg:y="0.219cm" presentation:class="title" presentation:user-transformed="true">
          <draw:text-box>
            <text:p text:style-name="P1">Assemble Program Tree</text:p>
          </draw:text-box>
        </draw:frame>
        <draw:custom-shape draw:style-name="gr4" draw:text-style-name="P7" draw:id="id75" draw:layer="layout" svg:width="3.175cm" svg:height="1.27cm" svg:x="19.535cm" svg:y="3.541cm">
          <text:p text:style-name="P6">Program</text:p>
          <draw:enhanced-geometry svg:viewBox="0 0 21600 21600" draw:type="rectangle" draw:enhanced-path="M 0 0 L 21600 0 21600 21600 0 21600 0 0 Z N"/>
        </draw:custom-shape>
        <draw:custom-shape draw:style-name="gr4" draw:text-style-name="P7" draw:id="id45" draw:layer="layout" svg:width="1.27cm" svg:height="0.635cm" svg:x="19.84cm" svg:y="6.616cm">
          <text:p text:style-name="P6">pi</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6" draw:layer="layout" svg:width="1.905cm" svg:height="0.695cm" svg:x="19.84cm" svg:y="5.386cm">
          <text:p text:style-name="P6">Real</text:p>
          <draw:enhanced-geometry svg:viewBox="0 0 21600 21600" draw:type="rectangle" draw:enhanced-path="M 0 0 L 21600 0 21600 21600 0 21600 0 0 Z N"/>
        </draw:custom-shape>
        <draw:custom-shape draw:style-name="gr6" draw:text-style-name="P6" draw:id="id46" draw:layer="layout" svg:width="1.905cm" svg:height="0.695cm" svg:x="21.58cm" svg:y="6.581cm">
          <text:p text:style-name="P6">Real</text:p>
          <draw:enhanced-geometry svg:viewBox="0 0 21600 21600" draw:type="rectangle" draw:enhanced-path="M 0 0 L 21600 0 21600 21600 0 21600 0 0 Z N"/>
        </draw:custom-shape>
        <draw:connector draw:style-name="gr5" draw:text-style-name="P7" draw:layer="layout" svg:x1="21.11cm" svg:y1="6.933cm" svg:x2="21.58cm" svg:y2="6.928cm" draw:start-shape="id45" draw:start-glue-point="10" draw:end-shape="id46" draw:end-glue-point="3" svg:d="m21110 6933h235v-5h235">
          <text:p text:style-name="P1"/>
        </draw:connector>
        <draw:custom-shape draw:style-name="gr4" draw:text-style-name="P7" draw:id="id47" draw:layer="layout" svg:width="1.905cm" svg:height="0.695cm" svg:x="19.82cm" svg:y="8.126cm">
          <text:p text:style-name="P6">Bar1</text:p>
          <draw:enhanced-geometry svg:viewBox="0 0 21600 21600" draw:type="rectangle" draw:enhanced-path="M 0 0 L 21600 0 21600 21600 0 21600 0 0 Z N"/>
        </draw:custom-shape>
        <draw:custom-shape draw:style-name="gr4" draw:text-style-name="P7" draw:id="id48" draw:layer="layout" svg:width="0.635cm" svg:height="0.635cm" svg:x="21.725cm" svg:y="9.0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49" draw:layer="layout" svg:width="0.635cm" svg:height="0.635cm" svg:x="21.725cm" svg:y="9.9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72cm" svg:y1="8.821cm" svg:x2="21.725cm" svg:y2="9.373cm" draw:start-shape="id47" draw:start-glue-point="2" draw:end-shape="id48" draw:end-glue-point="6" svg:d="m20772 8821v552h953">
          <text:p text:style-name="P1"/>
        </draw:connector>
        <draw:connector draw:style-name="gr5" draw:text-style-name="P7" draw:layer="layout" svg:x1="20.772cm" svg:y1="8.821cm" svg:x2="21.725cm" svg:y2="10.283cm" draw:start-shape="id47" draw:start-glue-point="2" draw:end-shape="id49" draw:end-glue-point="6" svg:d="m20772 8821v1462h953">
          <text:p text:style-name="P1"/>
        </draw:connector>
        <draw:custom-shape draw:style-name="gr6" draw:text-style-name="P6" draw:id="id50" draw:layer="layout" svg:width="1.905cm" svg:height="0.695cm" svg:x="22.795cm" svg:y="9.036cm">
          <text:p text:style-name="P6">Real</text:p>
          <draw:enhanced-geometry svg:viewBox="0 0 21600 21600" draw:type="rectangle" draw:enhanced-path="M 0 0 L 21600 0 21600 21600 0 21600 0 0 Z N"/>
        </draw:custom-shape>
        <draw:custom-shape draw:style-name="gr6" draw:text-style-name="P6" draw:id="id51" draw:layer="layout" svg:width="1.905cm" svg:height="0.695cm" svg:x="22.795cm" svg:y="9.941cm">
          <text:p text:style-name="P6">Real</text:p>
          <draw:enhanced-geometry svg:viewBox="0 0 21600 21600" draw:type="rectangle" draw:enhanced-path="M 0 0 L 21600 0 21600 21600 0 21600 0 0 Z N"/>
        </draw:custom-shape>
        <draw:connector draw:style-name="gr5" draw:text-style-name="P7" draw:layer="layout" svg:x1="22.36cm" svg:y1="9.373cm" svg:x2="22.795cm" svg:y2="9.383cm" draw:start-shape="id48" draw:start-glue-point="10" draw:end-shape="id50" draw:end-glue-point="3" svg:d="m22360 9373h217v10h218">
          <text:p text:style-name="P1"/>
        </draw:connector>
        <draw:connector draw:style-name="gr5" draw:text-style-name="P7" draw:layer="layout" svg:x1="22.36cm" svg:y1="10.283cm" svg:x2="22.795cm" svg:y2="10.288cm" draw:start-shape="id49" draw:start-glue-point="10" draw:end-shape="id51" draw:end-glue-point="3" svg:d="m22360 10283h217v5h218">
          <text:p text:style-name="P1"/>
        </draw:connector>
        <draw:custom-shape draw:style-name="gr4" draw:text-style-name="P7" draw:id="id52" draw:layer="layout" svg:width="3.925cm" svg:height="0.695cm" svg:x="19.825cm" svg:y="12.031cm">
          <text:p text:style-name="P6">Bar2 (Bar1)</text:p>
          <draw:enhanced-geometry svg:viewBox="0 0 21600 21600" draw:type="rectangle" draw:enhanced-path="M 0 0 L 21600 0 21600 21600 0 21600 0 0 Z N"/>
        </draw:custom-shape>
        <draw:custom-shape draw:style-name="gr4" draw:text-style-name="P7" draw:id="id53" draw:layer="layout" svg:width="0.635cm" svg:height="0.635cm" svg:x="22.33cm" svg:y="12.9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54" draw:layer="layout" svg:width="0.635cm" svg:height="0.635cm" svg:x="22.33cm" svg:y="13.8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1.787cm" svg:y1="12.726cm" svg:x2="22.33cm" svg:y2="13.278cm" draw:start-shape="id52" draw:start-glue-point="2" draw:end-shape="id53" draw:end-glue-point="6" svg:d="m21787 12726v552h543">
          <text:p text:style-name="P1"/>
        </draw:connector>
        <draw:connector draw:style-name="gr5" draw:text-style-name="P7" draw:layer="layout" svg:x1="21.787cm" svg:y1="12.726cm" svg:x2="22.33cm" svg:y2="14.188cm" draw:start-shape="id52" draw:start-glue-point="2" draw:end-shape="id54" draw:end-glue-point="6" svg:d="m21787 12726v1462h543">
          <text:p text:style-name="P1"/>
        </draw:connector>
        <draw:custom-shape draw:style-name="gr4" draw:text-style-name="P7" draw:id="id55" draw:layer="layout" svg:width="1.905cm" svg:height="0.695cm" svg:x="23.4cm" svg:y="12.906cm">
          <text:p text:style-name="P6">Foo</text:p>
          <draw:enhanced-geometry svg:viewBox="0 0 21600 21600" draw:type="rectangle" draw:enhanced-path="M 0 0 L 21600 0 21600 21600 0 21600 0 0 Z N"/>
        </draw:custom-shape>
        <draw:custom-shape draw:style-name="gr6" draw:text-style-name="P6" draw:id="id56" draw:layer="layout" svg:width="1.905cm" svg:height="0.695cm" svg:x="23.4cm" svg:y="13.846cm">
          <text:p text:style-name="P6">Real</text:p>
          <draw:enhanced-geometry svg:viewBox="0 0 21600 21600" draw:type="rectangle" draw:enhanced-path="M 0 0 L 21600 0 21600 21600 0 21600 0 0 Z N"/>
        </draw:custom-shape>
        <draw:connector draw:style-name="gr5" draw:text-style-name="P7" draw:layer="layout" svg:x1="22.965cm" svg:y1="13.278cm" svg:x2="23.4cm" svg:y2="13.253cm" draw:start-shape="id53" draw:start-glue-point="10" draw:end-shape="id55" draw:end-glue-point="3" svg:d="m22965 13278h217v-25h218">
          <text:p text:style-name="P1"/>
        </draw:connector>
        <draw:connector draw:style-name="gr5" draw:text-style-name="P7" draw:layer="layout" svg:x1="22.965cm" svg:y1="14.188cm" svg:x2="23.4cm" svg:y2="14.193cm" draw:start-shape="id54" draw:start-glue-point="10" draw:end-shape="id56" draw:end-glue-point="3" svg:d="m22965 14188h217v5h218">
          <text:p text:style-name="P1"/>
        </draw:connector>
        <draw:connector draw:style-name="gr7" draw:text-style-name="P7" draw:layer="layout" draw:type="curve" draw:line-skew="1.666cm" svg:x1="23.75cm" svg:y1="12.378cm" svg:x2="21.725cm" svg:y2="8.473cm" draw:start-shape="id52" draw:start-glue-point="1" draw:end-shape="id47" draw:end-glue-point="1" svg:d="m23750 12378c3247 0 4260-3905-2025-3905">
          <text:p text:style-name="P1"/>
        </draw:connector>
        <draw:custom-shape draw:style-name="gr10" draw:text-style-name="P6" draw:id="id57" draw:layer="layout" svg:width="3.175cm" svg:height="0.635cm" svg:x="22.306cm" svg:y="14.7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2.306cm" svg:y1="15.072cm" svg:x2="21.787cm" svg:y2="12.726cm" draw:start-shape="id57" draw:start-glue-point="3" draw:end-shape="id52" draw:end-glue-point="2" svg:d="m22306 15072h-519v-2346">
          <text:p text:style-name="P1"/>
        </draw:connector>
        <draw:custom-shape draw:style-name="gr10" draw:text-style-name="P6" draw:id="id58" draw:layer="layout" svg:width="3.175cm" svg:height="0.635cm" svg:x="21.807cm" svg:y="10.8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807cm" svg:y1="11.137cm" svg:x2="20.772cm" svg:y2="8.821cm" draw:start-shape="id58" draw:start-glue-point="3" draw:end-shape="id47" draw:end-glue-point="2" svg:d="m21807 11137h-1035v-2316">
          <text:p text:style-name="P1"/>
        </draw:connector>
        <draw:custom-shape draw:style-name="gr4" draw:text-style-name="P7" draw:id="id59" draw:layer="layout" svg:width="3.175cm" svg:height="1.27cm" svg:x="0.935cm" svg:y="5.842cm">
          <text:p text:style-name="P6">Program</text:p>
          <draw:enhanced-geometry svg:viewBox="0 0 21600 21600" draw:type="rectangle" draw:enhanced-path="M 0 0 L 21600 0 21600 21600 0 21600 0 0 Z N"/>
        </draw:custom-shape>
        <draw:connector draw:style-name="gr5" draw:text-style-name="P7" draw:layer="layout" svg:x1="0.935cm" svg:y1="6.477cm" svg:x2="1.108cm" svg:y2="19.239cm" draw:start-shape="id59" draw:start-glue-point="3" draw:end-shape="id60" draw:end-glue-point="3" svg:d="m935 6477h-501v12762h674">
          <text:p text:style-name="P1"/>
        </draw:connector>
        <draw:custom-shape draw:style-name="gr4" draw:text-style-name="P7" draw:id="id68" draw:layer="layout" svg:width="1.905cm" svg:height="0.695cm" svg:x="1.12cm" svg:y="8.527cm">
          <text:p text:style-name="P6">Bar1</text:p>
          <draw:enhanced-geometry svg:viewBox="0 0 21600 21600" draw:type="rectangle" draw:enhanced-path="M 0 0 L 21600 0 21600 21600 0 21600 0 0 Z N"/>
        </draw:custom-shape>
        <draw:custom-shape draw:style-name="gr4" draw:text-style-name="P7" draw:id="id61" draw:layer="layout" svg:width="3.925cm" svg:height="0.695cm" svg:x="1.125cm" svg:y="11.632cm">
          <text:p text:style-name="P6">Bar2 (Bar1)</text:p>
          <draw:enhanced-geometry svg:viewBox="0 0 21600 21600" draw:type="rectangle" draw:enhanced-path="M 0 0 L 21600 0 21600 21600 0 21600 0 0 Z N"/>
        </draw:custom-shape>
        <draw:custom-shape draw:style-name="gr4" draw:text-style-name="P7" draw:id="id62" draw:layer="layout" svg:width="0.635cm" svg:height="0.635cm" svg:x="3.63cm" svg:y="12.5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3" draw:layer="layout" svg:width="0.635cm" svg:height="0.635cm" svg:x="3.63cm" svg:y="13.4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087cm" svg:y1="12.327cm" svg:x2="3.63cm" svg:y2="12.879cm" draw:start-shape="id61" draw:start-glue-point="2" draw:end-shape="id62" draw:end-glue-point="6" svg:d="m3087 12327v552h543">
          <text:p text:style-name="P1"/>
        </draw:connector>
        <draw:connector draw:style-name="gr5" draw:text-style-name="P7" draw:layer="layout" svg:x1="3.087cm" svg:y1="12.327cm" svg:x2="3.63cm" svg:y2="13.789cm" draw:start-shape="id61" draw:start-glue-point="2" draw:end-shape="id63" draw:end-glue-point="6" svg:d="m3087 12327v1462h543">
          <text:p text:style-name="P1"/>
        </draw:connector>
        <draw:custom-shape draw:style-name="gr4" draw:text-style-name="P7" draw:id="id64" draw:layer="layout" svg:width="1.905cm" svg:height="0.695cm" svg:x="4.7cm" svg:y="12.507cm">
          <text:p text:style-name="P6">Foo</text:p>
          <draw:enhanced-geometry svg:viewBox="0 0 21600 21600" draw:type="rectangle" draw:enhanced-path="M 0 0 L 21600 0 21600 21600 0 21600 0 0 Z N"/>
        </draw:custom-shape>
        <draw:custom-shape draw:style-name="gr6" draw:text-style-name="P6" draw:id="id65" draw:layer="layout" svg:width="1.905cm" svg:height="0.695cm" svg:x="4.7cm" svg:y="13.447cm">
          <text:p text:style-name="P6">Real</text:p>
          <draw:enhanced-geometry svg:viewBox="0 0 21600 21600" draw:type="rectangle" draw:enhanced-path="M 0 0 L 21600 0 21600 21600 0 21600 0 0 Z N"/>
        </draw:custom-shape>
        <draw:connector draw:style-name="gr5" draw:text-style-name="P7" draw:layer="layout" svg:x1="4.265cm" svg:y1="12.879cm" svg:x2="4.7cm" svg:y2="12.854cm" draw:start-shape="id62" draw:start-glue-point="10" draw:end-shape="id64" draw:end-glue-point="3" svg:d="m4265 12879h217v-25h218">
          <text:p text:style-name="P1"/>
        </draw:connector>
        <draw:connector draw:style-name="gr5" draw:text-style-name="P7" draw:layer="layout" svg:x1="4.265cm" svg:y1="13.789cm" svg:x2="4.7cm" svg:y2="13.794cm" draw:start-shape="id63" draw:start-glue-point="10" draw:end-shape="id65" draw:end-glue-point="3" svg:d="m4265 13789h217v5h218">
          <text:p text:style-name="P1"/>
        </draw:connector>
        <draw:custom-shape draw:style-name="gr10" draw:text-style-name="P6" draw:id="id66" draw:layer="layout" svg:width="3.175cm" svg:height="0.635cm" svg:x="3.606cm" svg:y="14.3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6cm" svg:y1="14.673cm" svg:x2="3.087cm" svg:y2="12.327cm" draw:start-shape="id66" draw:start-glue-point="3" draw:end-shape="id61" draw:end-glue-point="2" svg:d="m3606 14673h-519v-2346">
          <text:p text:style-name="P1"/>
        </draw:connector>
        <draw:custom-shape draw:style-name="gr10" draw:text-style-name="P6" draw:id="id67" draw:layer="layout" svg:width="3.175cm" svg:height="0.635cm" svg:x="3.107cm" svg:y="10.421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107cm" svg:y1="10.738cm" svg:x2="2.072cm" svg:y2="9.222cm" draw:start-shape="id67" draw:start-glue-point="3" draw:end-shape="id68" draw:end-glue-point="2" svg:d="m3107 10738h-1035v-1516">
          <text:p text:style-name="P1"/>
        </draw:connector>
        <draw:custom-shape draw:style-name="gr10" draw:text-style-name="P6" draw:id="id60" draw:layer="layout" svg:width="4.932cm" svg:height="0.635cm" svg:x="1.108cm" svg:y="18.922cm">
          <text:p text:style-name="P6">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74" draw:layer="layout" svg:width="6.582cm" svg:height="0.635cm" svg:x="1.108cm" svg:y="7.623cm">
          <text:p text:style-name="P6">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layer="layout" svg:width="9.676cm" svg:height="0.962cm" svg:x="0.205cm" svg:y="1.846cm">
          <draw:text-box>
            <text:p text:style-name="P1">Parse tree from main source file:</text:p>
          </draw:text-box>
        </draw:frame>
        <draw:custom-shape draw:style-name="gr22" draw:text-style-name="P7" draw:layer="layout" svg:width="7.53cm" svg:height="2.54cm" svg:x="9.615cm" svg:y="5.651cm">
          <text:p text:style-name="P6">resolve imports</text:p>
          <text:p text:style-name="P6">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3" draw:text-style-name="P7"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4" draw:text-style-name="P1" draw:layer="layout" svg:width="5.415cm" svg:height="0.962cm" svg:x="22.39cm" svg:y="5.112cm">
          <draw:text-box>
            <text:p text:style-name="P1">standard library</text:p>
          </draw:text-box>
        </draw:frame>
        <draw:frame draw:style-name="gr1" draw:text-style-name="P1" draw:layer="layout" svg:width="11.96cm" svg:height="1.673cm" svg:x="0.74cm" svg:y="3.21cm">
          <draw:text-box>
            <text:list text:style-name="L1">
              <text:list-item>
                <text:p text:style-name="P4">Set default data roles.</text:p>
              </text:list-item>
            </text:list>
            <text:list text:style-name="L1">
              <text:list-item>
                <text:p text:style-name="P4">Interpret top level statements.?</text:p>
              </text:list-item>
            </text:list>
          </draw:text-box>
        </draw:frame>
        <draw:custom-shape draw:style-name="gr10" draw:text-style-name="P6" draw:id="id69" draw:layer="layout" svg:width="3.321cm" svg:height="0.635cm" svg:x="24.009cm" svg:y="6.6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3.485cm" svg:y1="6.928cm" svg:x2="24.009cm" svg:y2="6.917cm" draw:start-shape="id46" draw:start-glue-point="1" draw:end-shape="id69" draw:end-glue-point="3" svg:d="m23485 6928h261v-11h263">
          <text:p text:style-name="P1"/>
        </draw:connector>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23" draw:text-style-name="P7"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5" draw:text-style-name="P1" draw:layer="layout" svg:width="12.065cm" svg:height="1.673cm" svg:x="6.65cm" svg:y="16.245cm">
          <draw:text-box>
            <text:p text:style-name="P1">Build a recursive tree of data definitions. The leaves must be built in types.</text:p>
          </draw:text-box>
        </draw:frame>
        <draw:custom-shape draw:style-name="gr23" draw:text-style-name="P7"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4" draw:text-style-name="P7" draw:id="id70" draw:layer="layout" svg:width="1.47cm" svg:height="0.635cm" svg:x="3.045cm" svg:y="9.492cm">
          <text:p text:style-name="P6">a,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2cm" svg:y1="9.222cm" svg:x2="3.045cm" svg:y2="9.809cm" draw:start-shape="id68" draw:start-glue-point="2" draw:end-shape="id70" draw:end-glue-point="6" svg:d="m2072 9222v587h973">
          <text:p text:style-name="P1"/>
        </draw:connector>
        <draw:custom-shape draw:style-name="gr6" draw:text-style-name="P6" draw:id="id71" draw:layer="layout" svg:width="1.905cm" svg:height="0.695cm" svg:x="5.015cm" svg:y="9.472cm">
          <text:p text:style-name="P6">Real</text:p>
          <draw:enhanced-geometry svg:viewBox="0 0 21600 21600" draw:type="rectangle" draw:enhanced-path="M 0 0 L 21600 0 21600 21600 0 21600 0 0 Z N"/>
        </draw:custom-shape>
        <draw:connector draw:style-name="gr5" draw:text-style-name="P7" draw:layer="layout" svg:x1="4.515cm" svg:y1="9.809cm" svg:x2="5.015cm" svg:y2="9.819cm" draw:start-shape="id70" draw:start-glue-point="10" draw:end-shape="id71" draw:end-glue-point="3" svg:d="m4515 9809h250v10h250">
          <text:p text:style-name="P1"/>
        </draw:connector>
        <draw:frame draw:style-name="gr8" draw:layer="layout" svg:width="11.5cm" svg:height="0.962cm" svg:x="16.406cm" svg:y="1.846cm">
          <draw:text-box>
            <text:p text:style-name="P1">Complete parse tree of whole program:</text:p>
          </draw:text-box>
        </draw:frame>
        <draw:custom-shape draw:style-name="gr4" draw:text-style-name="P7" draw:id="id72" draw:layer="layout" svg:width="2.819cm" svg:height="1.034cm" svg:x="1.071cm" svg:y="16.564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73" draw:layer="layout" svg:width="1.905cm" svg:height="0.695cm" svg:x="4.401cm" svg:y="16.734cm">
          <text:p text:style-name="P6">Bar2</text:p>
          <draw:enhanced-geometry svg:viewBox="0 0 21600 21600" draw:type="rectangle" draw:enhanced-path="M 0 0 L 21600 0 21600 21600 0 21600 0 0 Z N"/>
        </draw:custom-shape>
        <draw:connector draw:style-name="gr5" draw:text-style-name="P7" draw:layer="layout" svg:x1="3.89cm" svg:y1="17.08cm" svg:x2="4.401cm" svg:y2="17.081cm" draw:start-shape="id72" draw:start-glue-point="10" draw:end-shape="id73" draw:end-glue-point="3" svg:d="m3890 17080h255v1h256">
          <text:p text:style-name="P1"/>
        </draw:connector>
        <draw:connector draw:style-name="gr5" draw:text-style-name="P7" draw:layer="layout" svg:x1="0.935cm" svg:y1="6.477cm" svg:x2="1.108cm" svg:y2="7.94cm" draw:start-shape="id59" draw:start-glue-point="3" draw:end-shape="id74" draw:end-glue-point="3" svg:d="m935 6477h-501v1463h674">
          <text:p text:style-name="P1"/>
        </draw:connector>
        <draw:connector draw:style-name="gr5" draw:text-style-name="P7" draw:layer="layout" svg:x1="0.935cm" svg:y1="6.477cm" svg:x2="1.12cm" svg:y2="8.874cm" draw:start-shape="id59" draw:start-glue-point="3" draw:end-shape="id68" draw:end-glue-point="3" svg:d="m935 6477h-501v2397h686">
          <text:p text:style-name="P1"/>
        </draw:connector>
        <draw:connector draw:style-name="gr5" draw:text-style-name="P7" draw:layer="layout" svg:x1="0.935cm" svg:y1="6.477cm" svg:x2="1.125cm" svg:y2="11.979cm" draw:start-shape="id59" draw:start-glue-point="3" draw:end-shape="id61" draw:end-glue-point="3" svg:d="m935 6477h-501v5502h691">
          <text:p text:style-name="P1"/>
        </draw:connector>
        <draw:connector draw:style-name="gr5" draw:text-style-name="P7" draw:layer="layout" svg:x1="0.935cm" svg:y1="6.477cm" svg:x2="1.071cm" svg:y2="17.08cm" draw:start-shape="id59" draw:start-glue-point="3" draw:end-shape="id72" draw:end-glue-point="6" svg:d="m935 6477h-501v10603h637">
          <text:p text:style-name="P1"/>
        </draw:connector>
        <draw:connector draw:style-name="gr5" draw:text-style-name="P7" draw:layer="layout" svg:x1="19.535cm" svg:y1="4.176cm" svg:x2="19.84cm" svg:y2="5.733cm" draw:start-shape="id75" draw:start-glue-point="3" draw:end-shape="id76" draw:end-glue-point="3" svg:d="m19535 4176h-501v1557h806">
          <text:p text:style-name="P1"/>
        </draw:connector>
        <draw:connector draw:style-name="gr5" draw:text-style-name="P7" draw:layer="layout" svg:x1="19.535cm" svg:y1="4.176cm" svg:x2="19.84cm" svg:y2="6.933cm" draw:start-shape="id75" draw:start-glue-point="3" draw:end-shape="id45" draw:end-glue-point="6" svg:d="m19535 4176h-501v2757h806">
          <text:p text:style-name="P1"/>
        </draw:connector>
        <draw:connector draw:style-name="gr5" draw:text-style-name="P7" draw:layer="layout" svg:x1="19.535cm" svg:y1="4.176cm" svg:x2="19.82cm" svg:y2="8.473cm" draw:start-shape="id75" draw:start-glue-point="3" draw:end-shape="id47" draw:end-glue-point="3" svg:d="m19535 4176h-501v4297h786">
          <text:p text:style-name="P1"/>
        </draw:connector>
        <draw:connector draw:style-name="gr5" draw:text-style-name="P7" draw:layer="layout" svg:x1="19.535cm" svg:y1="4.176cm" svg:x2="19.825cm" svg:y2="12.378cm" draw:start-shape="id75" draw:start-glue-point="3" draw:end-shape="id52" draw:end-glue-point="3" svg:d="m19535 4176h-501v8202h791">
          <text:p text:style-name="P1"/>
        </draw:connector>
        <draw:frame draw:style-name="gr2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26" draw:text-style-name="P7" draw:id="id77" draw:layer="layout" svg:width="7.62cm" svg:height="3.875cm" svg:x="19.685cm" svg:y="16.51cm">
          <text:p text:style-name="P6">See following slides</text:p>
          <draw:enhanced-geometry svg:viewBox="0 0 21600 21600" draw:type="rectangle" draw:enhanced-path="M 0 0 L 21600 0 21600 21600 0 21600 0 0 Z N"/>
        </draw:custom-shape>
        <draw:connector draw:style-name="gr5" draw:text-style-name="P7" draw:layer="layout" svg:x1="19.535cm" svg:y1="4.176cm" svg:x2="19.685cm" svg:y2="18.447cm" draw:start-shape="id75" draw:start-glue-point="3" draw:end-shape="id77" draw:end-glue-point="3" svg:d="m19535 4176h-501v14271h651">
          <text:p text:style-name="P1"/>
        </draw:connector>
        <draw:custom-shape draw:style-name="gr26" draw:text-style-name="P13" draw:layer="layout" svg:width="11.43cm" svg:height="1.705cm" svg:x="8.89cm" svg:y="8.99cm">
          <text:p text:style-name="P9">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custom-shape draw:style-name="gr22" draw:text-style-name="P7" draw:layer="layout" svg:width="8.755cm" svg:height="1.57cm" svg:x="5.215cm" svg:y="7.62cm">
          <text:p text:style-name="P6">Build tree</text:p>
          <text:p text:style-name="P6">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1" draw:layer="layout" svg:width="25.199cm" svg:height="1.737cm" svg:x="1.4cm" svg:y="0.219cm" presentation:class="title" presentation:user-transformed="true">
          <draw:text-box>
            <text:p text:style-name="P1">Build Recursive Data Tree</text:p>
          </draw:text-box>
        </draw:frame>
        <draw:custom-shape draw:style-name="gr26" draw:text-style-name="P7" draw:layer="layout" svg:width="3.605cm" svg:height="1.905cm" svg:x="8.955cm" svg:y="16.91cm">
          <text:p text:style-name="P6">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6" draw:layer="layout" svg:width="3.605cm" svg:height="1.905cm" svg:x="8.955cm" svg:y="13.011cm">
          <text:p text:style-name="P6">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7"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8" draw:text-style-name="P7" draw:layer="layout" svg:width="1.855cm" svg:height="1.905cm" svg:x="6.235cm" svg:y="7.01cm">
          <text:p text:style-name="P6">3</text:p>
          <draw:enhanced-geometry svg:viewBox="0 0 780 907" draw:type="non-primitive" draw:enhanced-path="M 390 0 L 492 276 780 228 594 457 780 679 492 631 390 907 288 631 0 679 186 457 0 228 288 276 390 0 Z N"/>
        </draw:custom-shape>
        <draw:g>
          <draw:custom-shape draw:style-name="gr21" draw:text-style-name="P7" draw:layer="layout" svg:width="4.65cm" svg:height="3.046cm" svg:x="12.849cm" svg:y="15.969cm">
            <text:p text:style-name="P1"/>
            <draw:enhanced-geometry svg:viewBox="0 0 21600 21600" draw:type="rectangle" draw:enhanced-path="M 0 0 L 21600 0 21600 21600 0 21600 0 0 Z N"/>
          </draw:custom-shape>
          <draw:custom-shape draw:style-name="gr21" draw:text-style-name="P7" draw:layer="layout" svg:width="4.65cm" svg:height="3.046cm" svg:x="12.849cm" svg:y="12.629cm">
            <text:p text:style-name="P1"/>
            <draw:enhanced-geometry svg:viewBox="0 0 21600 21600" draw:type="rectangle" draw:enhanced-path="M 0 0 L 21600 0 21600 21600 0 21600 0 0 Z N"/>
          </draw:custom-shape>
          <draw:custom-shape draw:style-name="gr4" draw:text-style-name="P7" draw:id="id79" draw:layer="layout" svg:width="0.635cm" svg:height="0.635cm" svg:x="13.93cm" svg:y="16.2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0" draw:layer="layout" svg:width="0.635cm" svg:height="0.635cm" svg:x="13.93cm" svg:y="17.1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3cm" svg:y2="16.579cm" draw:start-shape="id78" draw:start-glue-point="8" draw:end-shape="id79" draw:end-glue-point="6" svg:d="m13165 12312v4267h765">
            <text:p text:style-name="P1"/>
          </draw:connector>
          <draw:connector draw:style-name="gr5" draw:text-style-name="P7" draw:layer="layout" svg:x1="13.165cm" svg:y1="12.312cm" svg:x2="13.93cm" svg:y2="17.489cm" draw:start-shape="id78" draw:start-glue-point="8" draw:end-shape="id80" draw:end-glue-point="6" svg:d="m13165 12312v5177h765">
            <text:p text:style-name="P1"/>
          </draw:connector>
          <draw:custom-shape draw:style-name="gr4" draw:text-style-name="P7" draw:id="id81" draw:layer="layout" svg:width="1.905cm" svg:height="0.695cm" svg:x="15cm" svg:y="16.247cm">
            <text:p text:style-name="P6">Foo</text:p>
            <draw:enhanced-geometry svg:viewBox="0 0 21600 21600" draw:type="rectangle" draw:enhanced-path="M 0 0 L 21600 0 21600 21600 0 21600 0 0 Z N"/>
          </draw:custom-shape>
          <draw:custom-shape draw:style-name="gr6" draw:text-style-name="P6" draw:id="id82" draw:layer="layout" svg:width="1.905cm" svg:height="0.695cm" svg:x="15cm" svg:y="17.147cm">
            <text:p text:style-name="P6">Real</text:p>
            <draw:enhanced-geometry svg:viewBox="0 0 21600 21600" draw:type="rectangle" draw:enhanced-path="M 0 0 L 21600 0 21600 21600 0 21600 0 0 Z N"/>
          </draw:custom-shape>
          <draw:connector draw:style-name="gr5" draw:text-style-name="P7" draw:layer="layout" svg:x1="14.565cm" svg:y1="16.579cm" svg:x2="15cm" svg:y2="16.594cm" draw:start-shape="id79" draw:start-glue-point="10" draw:end-shape="id81" draw:end-glue-point="3" svg:d="m14565 16579h217v15h218">
            <text:p text:style-name="P1"/>
          </draw:connector>
          <draw:connector draw:style-name="gr5" draw:text-style-name="P7" draw:layer="layout" svg:x1="14.565cm" svg:y1="17.489cm" svg:x2="15cm" svg:y2="17.494cm" draw:start-shape="id80" draw:start-glue-point="10" draw:end-shape="id82" draw:end-glue-point="3" svg:d="m14565 17489h217v5h218">
            <text:p text:style-name="P1"/>
          </draw:connector>
          <draw:custom-shape draw:style-name="gr10" draw:text-style-name="P6" draw:id="id83" draw:layer="layout" svg:width="3.175cm" svg:height="0.635cm" svg:x="13.906cm" svg:y="18.0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3.906cm" svg:y1="18.373cm" svg:x2="13.165cm" svg:y2="12.312cm" draw:start-shape="id83" draw:start-glue-point="3" draw:end-shape="id78" draw:end-glue-point="8" svg:d="m13906 18373h-741v-6061">
            <text:p text:style-name="P1"/>
          </draw:connector>
          <draw:custom-shape draw:style-name="gr4" draw:text-style-name="P7" draw:id="id84" draw:layer="layout" svg:width="0.635cm" svg:height="0.635cm" svg:x="13.925cm" svg:y="12.97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5" draw:layer="layout" svg:width="0.635cm" svg:height="0.635cm" svg:x="13.925cm" svg:y="13.88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25cm" svg:y2="13.293cm" draw:start-shape="id78" draw:start-glue-point="8" draw:end-shape="id84" draw:end-glue-point="6" svg:d="m13165 12312v981h760">
            <text:p text:style-name="P1"/>
          </draw:connector>
          <draw:connector draw:style-name="gr5" draw:text-style-name="P7" draw:layer="layout" svg:x1="13.165cm" svg:y1="12.312cm" svg:x2="13.925cm" svg:y2="14.203cm" draw:start-shape="id78" draw:start-glue-point="8" draw:end-shape="id85" draw:end-glue-point="6" svg:d="m13165 12312v1891h760">
            <text:p text:style-name="P1"/>
          </draw:connector>
          <draw:custom-shape draw:style-name="gr6" draw:text-style-name="P6" draw:id="id86" draw:layer="layout" svg:width="1.905cm" svg:height="0.695cm" svg:x="14.995cm" svg:y="12.956cm">
            <text:p text:style-name="P6">Real</text:p>
            <draw:enhanced-geometry svg:viewBox="0 0 21600 21600" draw:type="rectangle" draw:enhanced-path="M 0 0 L 21600 0 21600 21600 0 21600 0 0 Z N"/>
          </draw:custom-shape>
          <draw:custom-shape draw:style-name="gr6" draw:text-style-name="P6" draw:id="id87" draw:layer="layout" svg:width="1.905cm" svg:height="0.695cm" svg:x="14.995cm" svg:y="13.861cm">
            <text:p text:style-name="P6">Real</text:p>
            <draw:enhanced-geometry svg:viewBox="0 0 21600 21600" draw:type="rectangle" draw:enhanced-path="M 0 0 L 21600 0 21600 21600 0 21600 0 0 Z N"/>
          </draw:custom-shape>
          <draw:connector draw:style-name="gr5" draw:text-style-name="P7" draw:layer="layout" svg:x1="14.56cm" svg:y1="13.293cm" svg:x2="14.995cm" svg:y2="13.303cm" draw:start-shape="id84" draw:start-glue-point="10" draw:end-shape="id86" draw:end-glue-point="3" svg:d="m14560 13293h217v10h218">
            <text:p text:style-name="P1"/>
          </draw:connector>
          <draw:connector draw:style-name="gr5" draw:text-style-name="P7" draw:layer="layout" svg:x1="14.56cm" svg:y1="14.203cm" svg:x2="14.995cm" svg:y2="14.208cm" draw:start-shape="id85" draw:start-glue-point="10" draw:end-shape="id87" draw:end-glue-point="3" svg:d="m14560 14203h217v5h218">
            <text:p text:style-name="P1"/>
          </draw:connector>
          <draw:custom-shape draw:style-name="gr10" draw:text-style-name="P6" draw:id="id88" draw:layer="layout" svg:width="3.175cm" svg:height="0.635cm" svg:x="14.007cm" svg:y="14.74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4.007cm" svg:y1="15.057cm" svg:x2="13.165cm" svg:y2="12.312cm" draw:start-shape="id88" draw:start-glue-point="3" draw:end-shape="id78" draw:end-glue-point="8" svg:d="m14007 15057h-842v-2745">
            <text:p text:style-name="P1"/>
          </draw:connector>
          <draw:frame draw:style-name="gr8" draw:layer="layout" svg:width="6.111cm" svg:height="0.962cm" svg:x="18.64cm" svg:y="12.7cm">
            <draw:text-box>
              <text:p text:style-name="P1">interpret statements</text:p>
            </draw:text-box>
          </draw:frame>
          <draw:custom-shape draw:style-name="gr28" draw:text-style-name="P7" draw:layer="layout" svg:width="1.626cm" svg:height="1.832cm" svg:x="17.075cm" svg:y="12.388cm">
            <text:p text:style-name="P6">1.2</text:p>
            <draw:enhanced-geometry svg:viewBox="0 0 780 907" draw:type="non-primitive" draw:enhanced-path="M 390 0 L 492 276 780 228 594 457 780 679 492 631 390 907 288 631 0 679 186 457 0 228 288 276 390 0 Z N"/>
          </draw:custom-shape>
          <draw:custom-shape draw:style-name="gr23" draw:text-style-name="P7"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3" draw:text-style-name="P7"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3" draw:text-style-name="P7"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3" draw:text-style-name="P7"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7" draw:id="id78" draw:layer="layout" svg:width="3.279cm" svg:height="0.986cm" svg:x="11.526cm" svg:y="11.326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9" draw:layer="layout" svg:width="2.154cm" svg:height="0.758cm" svg:x="15.626cm" svg:y="11.43cm">
            <text:p text:style-name="P6">Bar2</text:p>
            <draw:enhanced-geometry svg:viewBox="0 0 21600 21600" draw:type="rectangle" draw:enhanced-path="M 0 0 L 21600 0 21600 21600 0 21600 0 0 Z N"/>
          </draw:custom-shape>
          <draw:connector draw:style-name="gr5" draw:text-style-name="P7" draw:layer="layout" svg:x1="14.805cm" svg:y1="11.818cm" svg:x2="15.626cm" svg:y2="11.809cm" draw:start-shape="id78" draw:start-glue-point="10" draw:end-shape="id89" draw:end-glue-point="3" svg:d="m14805 11818h410v-9h411">
            <text:p text:style-name="P1"/>
          </draw:connector>
          <draw:custom-shape draw:style-name="gr28" draw:text-style-name="P7" draw:layer="layout" svg:width="1.626cm" svg:height="1.832cm" svg:x="17.075cm" svg:y="15.588cm">
            <text:p text:style-name="P6">2.2</text:p>
            <draw:enhanced-geometry svg:viewBox="0 0 780 907" draw:type="non-primitive" draw:enhanced-path="M 390 0 L 492 276 780 228 594 457 780 679 492 631 390 907 288 631 0 679 186 457 0 228 288 276 390 0 Z N"/>
          </draw:custom-shape>
          <draw:custom-shape draw:style-name="gr23" draw:text-style-name="P7"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8" draw:layer="layout" svg:width="6.111cm" svg:height="0.962cm" svg:x="18.641cm" svg:y="15.9cm">
            <draw:text-box>
              <text:p text:style-name="P1">interpret statements</text:p>
            </draw:text-box>
          </draw:frame>
        </draw:g>
        <draw:custom-shape draw:style-name="gr28" draw:text-style-name="P7" draw:layer="layout" svg:width="1.855cm" svg:height="1.905cm" svg:x="7.836cm" svg:y="12.211cm">
          <text:p text:style-name="P6">1.1</text:p>
          <draw:enhanced-geometry svg:viewBox="0 0 780 907" draw:type="non-primitive" draw:enhanced-path="M 390 0 L 492 276 780 228 594 457 780 679 492 631 390 907 288 631 0 679 186 457 0 228 288 276 390 0 Z N"/>
        </draw:custom-shape>
        <draw:custom-shape draw:style-name="gr28" draw:text-style-name="P7" draw:layer="layout" svg:width="1.855cm" svg:height="1.905cm" svg:x="7.837cm" svg:y="16.112cm">
          <text:p text:style-name="P6">2.1</text:p>
          <draw:enhanced-geometry svg:viewBox="0 0 780 907" draw:type="non-primitive" draw:enhanced-path="M 390 0 L 492 276 780 228 594 457 780 679 492 631 390 907 288 631 0 679 186 457 0 228 288 276 390 0 Z N"/>
        </draw:custom-shape>
        <draw:g>
          <draw:custom-shape draw:style-name="gr4" draw:text-style-name="P7" draw:id="id90" draw:layer="layout" svg:width="3.175cm" svg:height="1.27cm" svg:x="1.235cm" svg:y="2.641cm">
            <text:p text:style-name="P6">Program</text:p>
            <draw:enhanced-geometry svg:viewBox="0 0 21600 21600" draw:type="rectangle" draw:enhanced-path="M 0 0 L 21600 0 21600 21600 0 21600 0 0 Z N"/>
          </draw:custom-shape>
          <draw:connector draw:style-name="gr5" draw:text-style-name="P7" draw:layer="layout" svg:x1="1.235cm" svg:y1="3.276cm" svg:x2="1.37cm" svg:y2="20.079cm" draw:start-shape="id90" draw:start-glue-point="3" draw:end-shape="id91" draw:end-glue-point="6" svg:d="m1235 3276h-501v16803h636">
            <text:p text:style-name="P1"/>
          </draw:connector>
          <draw:custom-shape draw:style-name="gr4" draw:text-style-name="P7" draw:id="id92" draw:layer="layout" svg:width="1.905cm" svg:height="0.695cm" svg:x="1.64cm" svg:y="8.661cm">
            <text:p text:style-name="P6">Foo</text:p>
            <draw:enhanced-geometry svg:viewBox="0 0 21600 21600" draw:type="rectangle" draw:enhanced-path="M 0 0 L 21600 0 21600 21600 0 21600 0 0 Z N"/>
          </draw:custom-shape>
          <draw:custom-shape draw:style-name="gr4" draw:text-style-name="P7" draw:id="id93" draw:layer="layout" svg:width="0.635cm" svg:height="0.635cm" svg:x="3.545cm" svg:y="9.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4" draw:layer="layout" svg:width="0.635cm" svg:height="0.635cm" svg:x="3.545cm" svg:y="10.501cm">
            <text:p text:style-name="P6">b</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7" draw:layer="layout" svg:width="1.27cm" svg:height="0.635cm" svg:x="1.64cm" svg:y="5.716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92cm" svg:y1="9.356cm" svg:x2="3.545cm" svg:y2="9.908cm" draw:start-shape="id92" draw:start-glue-point="2" draw:end-shape="id93" draw:end-glue-point="6" svg:d="m2592 9356v552h953">
            <text:p text:style-name="P1"/>
          </draw:connector>
          <draw:connector draw:style-name="gr5" draw:text-style-name="P7" draw:layer="layout" svg:x1="2.592cm" svg:y1="9.356cm" svg:x2="3.545cm" svg:y2="10.818cm" draw:start-shape="id92" draw:start-glue-point="2" draw:end-shape="id94" draw:end-glue-point="6" svg:d="m2592 9356v1462h953">
            <text:p text:style-name="P1"/>
          </draw:connector>
          <draw:custom-shape draw:style-name="gr6" draw:text-style-name="P6" draw:id="id112" draw:layer="layout" svg:width="1.905cm" svg:height="0.695cm" svg:x="1.64cm" svg:y="4.486cm">
            <text:p text:style-name="P6">Real</text:p>
            <draw:enhanced-geometry svg:viewBox="0 0 21600 21600" draw:type="rectangle" draw:enhanced-path="M 0 0 L 21600 0 21600 21600 0 21600 0 0 Z N"/>
          </draw:custom-shape>
          <draw:custom-shape draw:style-name="gr6" draw:text-style-name="P6" draw:id="id95" draw:layer="layout" svg:width="1.905cm" svg:height="0.695cm" svg:x="4.615cm" svg:y="9.571cm">
            <text:p text:style-name="P6">Real</text:p>
            <draw:enhanced-geometry svg:viewBox="0 0 21600 21600" draw:type="rectangle" draw:enhanced-path="M 0 0 L 21600 0 21600 21600 0 21600 0 0 Z N"/>
          </draw:custom-shape>
          <draw:custom-shape draw:style-name="gr6" draw:text-style-name="P6" draw:id="id96" draw:layer="layout" svg:width="1.905cm" svg:height="0.695cm" svg:x="4.615cm" svg:y="10.476cm">
            <text:p text:style-name="P6">Real</text:p>
            <draw:enhanced-geometry svg:viewBox="0 0 21600 21600" draw:type="rectangle" draw:enhanced-path="M 0 0 L 21600 0 21600 21600 0 21600 0 0 Z N"/>
          </draw:custom-shape>
          <draw:connector draw:style-name="gr5" draw:text-style-name="P7" draw:layer="layout" svg:x1="4.18cm" svg:y1="9.908cm" svg:x2="4.615cm" svg:y2="9.918cm" draw:start-shape="id93" draw:start-glue-point="10" draw:end-shape="id95" draw:end-glue-point="3" svg:d="m4180 9908h217v10h218">
            <text:p text:style-name="P1"/>
          </draw:connector>
          <draw:connector draw:style-name="gr5" draw:text-style-name="P7" draw:layer="layout" svg:x1="4.18cm" svg:y1="10.818cm" svg:x2="4.615cm" svg:y2="10.823cm" draw:start-shape="id94" draw:start-glue-point="10" draw:end-shape="id96" draw:end-glue-point="3" svg:d="m4180 10818h217v5h218">
            <text:p text:style-name="P1"/>
          </draw:connector>
          <draw:custom-shape draw:style-name="gr6" draw:text-style-name="P6" draw:id="id98" draw:layer="layout" svg:width="1.905cm" svg:height="0.695cm" svg:x="3.28cm" svg:y="5.681cm">
            <text:p text:style-name="P6">Real</text:p>
            <draw:enhanced-geometry svg:viewBox="0 0 21600 21600" draw:type="rectangle" draw:enhanced-path="M 0 0 L 21600 0 21600 21600 0 21600 0 0 Z N"/>
          </draw:custom-shape>
          <draw:connector draw:style-name="gr5" draw:text-style-name="P7" draw:layer="layout" svg:x1="2.91cm" svg:y1="6.033cm" svg:x2="3.28cm" svg:y2="6.028cm" draw:start-shape="id97" draw:start-glue-point="10" draw:end-shape="id98" draw:end-glue-point="3" svg:d="m2910 6033h185v-5h185">
            <text:p text:style-name="P1"/>
          </draw:connector>
          <draw:custom-shape draw:style-name="gr4" draw:text-style-name="P7" draw:id="id99" draw:layer="layout" svg:width="1.905cm" svg:height="0.695cm" svg:x="1.62cm" svg:y="11.626cm">
            <text:p text:style-name="P6">Bar1</text:p>
            <draw:enhanced-geometry svg:viewBox="0 0 21600 21600" draw:type="rectangle" draw:enhanced-path="M 0 0 L 21600 0 21600 21600 0 21600 0 0 Z N"/>
          </draw:custom-shape>
          <draw:custom-shape draw:style-name="gr4" draw:text-style-name="P7" draw:id="id100" draw:layer="layout" svg:width="0.635cm" svg:height="0.635cm" svg:x="3.525cm" svg:y="12.5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1" draw:layer="layout" svg:width="0.635cm" svg:height="0.635cm" svg:x="3.525cm" svg:y="13.4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72cm" svg:y1="12.321cm" svg:x2="3.525cm" svg:y2="12.873cm" draw:start-shape="id99" draw:start-glue-point="2" draw:end-shape="id100" draw:end-glue-point="6" svg:d="m2572 12321v552h953">
            <text:p text:style-name="P1"/>
          </draw:connector>
          <draw:connector draw:style-name="gr5" draw:text-style-name="P7" draw:layer="layout" svg:x1="2.572cm" svg:y1="12.321cm" svg:x2="3.525cm" svg:y2="13.783cm" draw:start-shape="id99" draw:start-glue-point="2" draw:end-shape="id101" draw:end-glue-point="6" svg:d="m2572 12321v1462h953">
            <text:p text:style-name="P1"/>
          </draw:connector>
          <draw:custom-shape draw:style-name="gr6" draw:text-style-name="P6" draw:id="id102" draw:layer="layout" svg:width="1.905cm" svg:height="0.695cm" svg:x="4.595cm" svg:y="12.536cm">
            <text:p text:style-name="P6">Real</text:p>
            <draw:enhanced-geometry svg:viewBox="0 0 21600 21600" draw:type="rectangle" draw:enhanced-path="M 0 0 L 21600 0 21600 21600 0 21600 0 0 Z N"/>
          </draw:custom-shape>
          <draw:custom-shape draw:style-name="gr6" draw:text-style-name="P6" draw:id="id103" draw:layer="layout" svg:width="1.905cm" svg:height="0.695cm" svg:x="4.595cm" svg:y="13.441cm">
            <text:p text:style-name="P6">Real</text:p>
            <draw:enhanced-geometry svg:viewBox="0 0 21600 21600" draw:type="rectangle" draw:enhanced-path="M 0 0 L 21600 0 21600 21600 0 21600 0 0 Z N"/>
          </draw:custom-shape>
          <draw:connector draw:style-name="gr5" draw:text-style-name="P7" draw:layer="layout" svg:x1="4.16cm" svg:y1="12.873cm" svg:x2="4.595cm" svg:y2="12.883cm" draw:start-shape="id100" draw:start-glue-point="10" draw:end-shape="id102" draw:end-glue-point="3" svg:d="m4160 12873h217v10h218">
            <text:p text:style-name="P1"/>
          </draw:connector>
          <draw:connector draw:style-name="gr5" draw:text-style-name="P7" draw:layer="layout" svg:x1="4.16cm" svg:y1="13.783cm" svg:x2="4.595cm" svg:y2="13.788cm" draw:start-shape="id101" draw:start-glue-point="10" draw:end-shape="id103" draw:end-glue-point="3" svg:d="m4160 13783h217v5h218">
            <text:p text:style-name="P1"/>
          </draw:connector>
          <draw:custom-shape draw:style-name="gr4" draw:text-style-name="P7" draw:id="id104" draw:layer="layout" svg:width="3.925cm" svg:height="0.695cm" svg:x="1.625cm" svg:y="15.531cm">
            <text:p text:style-name="P6">Bar2 (Bar1)</text:p>
            <draw:enhanced-geometry svg:viewBox="0 0 21600 21600" draw:type="rectangle" draw:enhanced-path="M 0 0 L 21600 0 21600 21600 0 21600 0 0 Z N"/>
          </draw:custom-shape>
          <draw:custom-shape draw:style-name="gr4" draw:text-style-name="P7" draw:id="id105" draw:layer="layout" svg:width="0.635cm" svg:height="0.635cm" svg:x="4.13cm" svg:y="16.4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6" draw:layer="layout" svg:width="0.635cm" svg:height="0.635cm" svg:x="4.13cm" svg:y="17.3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587cm" svg:y1="16.226cm" svg:x2="4.13cm" svg:y2="16.778cm" draw:start-shape="id104" draw:start-glue-point="2" draw:end-shape="id105" draw:end-glue-point="6" svg:d="m3587 16226v552h543">
            <text:p text:style-name="P1"/>
          </draw:connector>
          <draw:connector draw:style-name="gr5" draw:text-style-name="P7" draw:layer="layout" svg:x1="3.587cm" svg:y1="16.226cm" svg:x2="4.13cm" svg:y2="17.688cm" draw:start-shape="id104" draw:start-glue-point="2" draw:end-shape="id106" draw:end-glue-point="6" svg:d="m3587 16226v1462h543">
            <text:p text:style-name="P1"/>
          </draw:connector>
          <draw:custom-shape draw:style-name="gr4" draw:text-style-name="P7" draw:id="id107" draw:layer="layout" svg:width="1.905cm" svg:height="0.695cm" svg:x="5.2cm" svg:y="16.446cm">
            <text:p text:style-name="P6">Foo</text:p>
            <draw:enhanced-geometry svg:viewBox="0 0 21600 21600" draw:type="rectangle" draw:enhanced-path="M 0 0 L 21600 0 21600 21600 0 21600 0 0 Z N"/>
          </draw:custom-shape>
          <draw:custom-shape draw:style-name="gr6" draw:text-style-name="P6" draw:id="id108" draw:layer="layout" svg:width="1.905cm" svg:height="0.695cm" svg:x="5.2cm" svg:y="17.346cm">
            <text:p text:style-name="P6">Real</text:p>
            <draw:enhanced-geometry svg:viewBox="0 0 21600 21600" draw:type="rectangle" draw:enhanced-path="M 0 0 L 21600 0 21600 21600 0 21600 0 0 Z N"/>
          </draw:custom-shape>
          <draw:connector draw:style-name="gr5" draw:text-style-name="P7" draw:layer="layout" svg:x1="4.765cm" svg:y1="16.778cm" svg:x2="5.2cm" svg:y2="16.793cm" draw:start-shape="id105" draw:start-glue-point="10" draw:end-shape="id107" draw:end-glue-point="3" svg:d="m4765 16778h217v15h218">
            <text:p text:style-name="P1"/>
          </draw:connector>
          <draw:connector draw:style-name="gr5" draw:text-style-name="P7" draw:layer="layout" svg:x1="4.765cm" svg:y1="17.688cm" svg:x2="5.2cm" svg:y2="17.693cm" draw:start-shape="id106" draw:start-glue-point="10" draw:end-shape="id108" draw:end-glue-point="3" svg:d="m4765 17688h217v5h218">
            <text:p text:style-name="P1"/>
          </draw:connector>
          <draw:custom-shape draw:style-name="gr10" draw:text-style-name="P6" draw:id="id109" draw:layer="layout" svg:width="3.175cm" svg:height="0.635cm" svg:x="4.106cm" svg:y="18.2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106cm" svg:y1="18.572cm" svg:x2="3.587cm" svg:y2="16.226cm" draw:start-shape="id109" draw:start-glue-point="3" draw:end-shape="id104" draw:end-glue-point="2" svg:d="m4106 18572h-519v-2346">
            <text:p text:style-name="P1"/>
          </draw:connector>
          <draw:custom-shape draw:style-name="gr10" draw:text-style-name="P6" draw:id="id110" draw:layer="layout" svg:width="3.175cm" svg:height="0.635cm" svg:x="3.607cm" svg:y="14.3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7cm" svg:y1="14.637cm" svg:x2="2.572cm" svg:y2="12.321cm" draw:start-shape="id110" draw:start-glue-point="3" draw:end-shape="id99" draw:end-glue-point="2" svg:d="m3607 14637h-1035v-2316">
            <text:p text:style-name="P1"/>
          </draw:connector>
          <draw:custom-shape draw:style-name="gr28" draw:text-style-name="P7" draw:layer="layout" svg:width="1.27cm" svg:height="1.27cm" svg:x="6.735cm" svg:y="19.45cm">
            <text:p text:style-name="P6">0</text:p>
            <draw:enhanced-geometry svg:viewBox="0 0 780 907" draw:type="non-primitive" draw:enhanced-path="M 390 0 L 492 276 780 228 594 457 780 679 492 631 390 907 288 631 0 679 186 457 0 228 288 276 390 0 Z N"/>
          </draw:custom-shape>
          <draw:custom-shape draw:style-name="gr10" draw:text-style-name="P6" draw:id="id111" draw:layer="layout" svg:width="3.321cm" svg:height="0.635cm" svg:x="5.51cm" svg:y="5.72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51cm" svg:y1="6.037cm" svg:x2="5.185cm" svg:y2="6.028cm" draw:start-shape="id111" draw:start-glue-point="3" draw:end-shape="id98" draw:end-glue-point="1" svg:d="m5510 6037h-163v-9h-162">
            <text:p text:style-name="P1"/>
          </draw:connector>
          <draw:connector draw:style-name="gr5" draw:text-style-name="P7" draw:layer="layout" svg:x1="1.235cm" svg:y1="3.276cm" svg:x2="1.64cm" svg:y2="4.833cm" draw:start-shape="id90" draw:start-glue-point="3" draw:end-shape="id112" draw:end-glue-point="3" svg:d="m1235 3276h-501v1557h906">
            <text:p text:style-name="P1"/>
          </draw:connector>
          <draw:connector draw:style-name="gr5" draw:text-style-name="P7" draw:layer="layout" svg:x1="1.235cm" svg:y1="3.276cm" svg:x2="1.64cm" svg:y2="6.033cm" draw:start-shape="id90" draw:start-glue-point="3" draw:end-shape="id97" draw:end-glue-point="6" svg:d="m1235 3276h-501v2757h906">
            <text:p text:style-name="P1"/>
          </draw:connector>
          <draw:connector draw:style-name="gr5" draw:text-style-name="P7" draw:layer="layout" svg:x1="1.235cm" svg:y1="3.276cm" svg:x2="1.64cm" svg:y2="9.008cm" draw:start-shape="id90" draw:start-glue-point="3" draw:end-shape="id92" draw:end-glue-point="3" svg:d="m1235 3276h-501v5732h906">
            <text:p text:style-name="P1"/>
          </draw:connector>
          <draw:connector draw:style-name="gr5" draw:text-style-name="P7" draw:layer="layout" svg:x1="1.235cm" svg:y1="3.276cm" svg:x2="1.62cm" svg:y2="11.973cm" draw:start-shape="id90" draw:start-glue-point="3" draw:end-shape="id99" draw:end-glue-point="3" svg:d="m1235 3276h-501v8697h886">
            <text:p text:style-name="P1"/>
          </draw:connector>
          <draw:connector draw:style-name="gr5" draw:text-style-name="P7" draw:layer="layout" svg:x1="1.235cm" svg:y1="3.276cm" svg:x2="1.625cm" svg:y2="15.878cm" draw:start-shape="id90" draw:start-glue-point="3" draw:end-shape="id104" draw:end-glue-point="3" svg:d="m1235 3276h-501v12602h891">
            <text:p text:style-name="P1"/>
          </draw:connector>
          <draw:connector draw:style-name="gr29" draw:text-style-name="P7" draw:layer="layout" draw:type="curve" draw:line-skew="-0.597cm" svg:x1="1.625cm" svg:y1="15.878cm" svg:x2="1.62cm" svg:y2="11.973cm" draw:start-shape="id104" draw:start-glue-point="3" draw:end-shape="id99" draw:end-glue-point="3" svg:d="m1625 15878c-1654 0-1652-3905-5-3905">
            <text:p text:style-name="P1"/>
          </draw:connector>
          <draw:custom-shape draw:style-name="gr4" draw:text-style-name="P7" draw:id="id91" draw:layer="layout" svg:width="2.819cm" svg:height="1.034cm" svg:x="1.37cm" svg:y="19.5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3" draw:layer="layout" svg:width="1.905cm" svg:height="0.695cm" svg:x="4.7cm" svg:y="19.747cm">
            <text:p text:style-name="P6">Bar2</text:p>
            <draw:enhanced-geometry svg:viewBox="0 0 21600 21600" draw:type="rectangle" draw:enhanced-path="M 0 0 L 21600 0 21600 21600 0 21600 0 0 Z N"/>
          </draw:custom-shape>
          <draw:connector draw:style-name="gr5" draw:text-style-name="P7" draw:layer="layout" svg:x1="4.189cm" svg:y1="20.079cm" svg:x2="4.7cm" svg:y2="20.094cm" draw:start-shape="id91" draw:start-glue-point="10" draw:end-shape="id113" draw:end-glue-point="3" svg:d="m4189 20079h255v15h256">
            <text:p text:style-name="P1"/>
          </draw:connector>
        </draw:g>
        <draw:g>
          <draw:custom-shape draw:style-name="gr30" draw:text-style-name="P7" draw:layer="layout" svg:width="17.7cm" svg:height="8.197cm" svg:x="9.67cm" svg:y="2.765cm">
            <text:p text:style-name="P1"/>
            <draw:enhanced-geometry svg:viewBox="0 0 21600 21600" draw:type="rectangle" draw:enhanced-path="M 0 0 L 21600 0 21600 21600 0 21600 0 0 Z N"/>
          </draw:custom-shape>
          <draw:custom-shape draw:style-name="gr21" draw:text-style-name="P7" draw:layer="layout" svg:width="8.039cm" svg:height="3.046cm" svg:x="15.95cm" svg:y="6.389cm">
            <text:p text:style-name="P1"/>
            <draw:enhanced-geometry svg:viewBox="0 0 21600 21600" draw:type="rectangle" draw:enhanced-path="M 0 0 L 21600 0 21600 21600 0 21600 0 0 Z N"/>
          </draw:custom-shape>
          <draw:custom-shape draw:style-name="gr4" draw:text-style-name="P7" draw:id="id115" draw:layer="layout" svg:width="0.635cm" svg:height="0.635cm" svg:x="12.63cm" svg:y="6.663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6" draw:layer="layout" svg:width="0.635cm" svg:height="0.635cm" svg:x="12.63cm" svg:y="9.873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3cm" svg:y2="6.98cm" draw:start-shape="id114" draw:start-glue-point="8" draw:end-shape="id115" draw:end-glue-point="6" svg:d="m11866 4012v2968h764">
            <text:p text:style-name="P1"/>
          </draw:connector>
          <draw:connector draw:style-name="gr5" draw:text-style-name="P7" draw:layer="layout" svg:x1="11.866cm" svg:y1="4.012cm" svg:x2="12.63cm" svg:y2="10.19cm" draw:start-shape="id114" draw:start-glue-point="8" draw:end-shape="id116" draw:end-glue-point="6" svg:d="m11866 4012v6178h764">
            <text:p text:style-name="P1"/>
          </draw:connector>
          <draw:custom-shape draw:style-name="gr4" draw:text-style-name="P7" draw:id="id117" draw:layer="layout" svg:width="1.905cm" svg:height="0.695cm" svg:x="13.7cm" svg:y="6.648cm">
            <text:p text:style-name="P6">Foo</text:p>
            <draw:enhanced-geometry svg:viewBox="0 0 21600 21600" draw:type="rectangle" draw:enhanced-path="M 0 0 L 21600 0 21600 21600 0 21600 0 0 Z N"/>
          </draw:custom-shape>
          <draw:custom-shape draw:style-name="gr6" draw:text-style-name="P6" draw:id="id118" draw:layer="layout" svg:width="1.905cm" svg:height="0.695cm" svg:x="13.7cm" svg:y="9.848cm">
            <text:p text:style-name="P6">Real</text:p>
            <draw:enhanced-geometry svg:viewBox="0 0 21600 21600" draw:type="rectangle" draw:enhanced-path="M 0 0 L 21600 0 21600 21600 0 21600 0 0 Z N"/>
          </draw:custom-shape>
          <draw:connector draw:style-name="gr5" draw:text-style-name="P7" draw:layer="layout" svg:x1="13.265cm" svg:y1="6.98cm" svg:x2="13.7cm" svg:y2="6.995cm" draw:start-shape="id115" draw:start-glue-point="10" draw:end-shape="id117" draw:end-glue-point="3" svg:d="m13265 6980h217v15h218">
            <text:p text:style-name="P1"/>
          </draw:connector>
          <draw:connector draw:style-name="gr5" draw:text-style-name="P7" draw:layer="layout" svg:x1="13.265cm" svg:y1="10.19cm" svg:x2="13.7cm" svg:y2="10.195cm" draw:start-shape="id116" draw:start-glue-point="10" draw:end-shape="id118" draw:end-glue-point="3" svg:d="m13265 10190h217v5h218">
            <text:p text:style-name="P1"/>
          </draw:connector>
          <draw:custom-shape draw:style-name="gr4" draw:text-style-name="P7" draw:id="id119" draw:layer="layout" svg:width="0.635cm" svg:height="0.635cm" svg:x="12.625cm" svg:y="4.477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0" draw:layer="layout" svg:width="0.635cm" svg:height="0.635cm" svg:x="12.625cm" svg:y="5.387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25cm" svg:y2="4.794cm" draw:start-shape="id114" draw:start-glue-point="8" draw:end-shape="id119" draw:end-glue-point="6" svg:d="m11866 4012v782h759">
            <text:p text:style-name="P1"/>
          </draw:connector>
          <draw:connector draw:style-name="gr5" draw:text-style-name="P7" draw:layer="layout" svg:x1="11.866cm" svg:y1="4.012cm" svg:x2="12.625cm" svg:y2="5.704cm" draw:start-shape="id114" draw:start-glue-point="8" draw:end-shape="id120" draw:end-glue-point="6" svg:d="m11866 4012v1692h759">
            <text:p text:style-name="P1"/>
          </draw:connector>
          <draw:custom-shape draw:style-name="gr6" draw:text-style-name="P6" draw:id="id121" draw:layer="layout" svg:width="1.905cm" svg:height="0.695cm" svg:x="13.695cm" svg:y="4.453cm">
            <text:p text:style-name="P6">Real</text:p>
            <draw:enhanced-geometry svg:viewBox="0 0 21600 21600" draw:type="rectangle" draw:enhanced-path="M 0 0 L 21600 0 21600 21600 0 21600 0 0 Z N"/>
          </draw:custom-shape>
          <draw:custom-shape draw:style-name="gr6" draw:text-style-name="P6" draw:id="id122" draw:layer="layout" svg:width="1.905cm" svg:height="0.695cm" svg:x="13.695cm" svg:y="5.362cm">
            <text:p text:style-name="P6">Real</text:p>
            <draw:enhanced-geometry svg:viewBox="0 0 21600 21600" draw:type="rectangle" draw:enhanced-path="M 0 0 L 21600 0 21600 21600 0 21600 0 0 Z N"/>
          </draw:custom-shape>
          <draw:connector draw:style-name="gr5" draw:text-style-name="P7" draw:layer="layout" svg:x1="13.26cm" svg:y1="4.794cm" svg:x2="13.695cm" svg:y2="4.8cm" draw:start-shape="id119" draw:start-glue-point="10" draw:end-shape="id121" draw:end-glue-point="3" svg:d="m13260 4794h217v6h218">
            <text:p text:style-name="P1"/>
          </draw:connector>
          <draw:connector draw:style-name="gr5" draw:text-style-name="P7" draw:layer="layout" svg:x1="13.26cm" svg:y1="5.704cm" svg:x2="13.695cm" svg:y2="5.709cm" draw:start-shape="id120" draw:start-glue-point="10" draw:end-shape="id122" draw:end-glue-point="3" svg:d="m13260 5704h217v5h218">
            <text:p text:style-name="P1"/>
          </draw:connector>
          <draw:custom-shape draw:style-name="gr6" draw:text-style-name="P6" draw:id="id123" draw:layer="layout" svg:width="1.905cm" svg:height="0.695cm" svg:x="16.196cm" svg:y="4.454cm">
            <text:p text:style-name="P6">Real</text:p>
            <draw:enhanced-geometry svg:viewBox="0 0 21600 21600" draw:type="rectangle" draw:enhanced-path="M 0 0 L 21600 0 21600 21600 0 21600 0 0 Z N"/>
          </draw:custom-shape>
          <draw:custom-shape draw:style-name="gr6" draw:text-style-name="P6" draw:id="id124" draw:layer="layout" svg:width="1.905cm" svg:height="0.695cm" svg:x="16.197cm" svg:y="5.359cm">
            <text:p text:style-name="P6">Real</text:p>
            <draw:enhanced-geometry svg:viewBox="0 0 21600 21600" draw:type="rectangle" draw:enhanced-path="M 0 0 L 21600 0 21600 21600 0 21600 0 0 Z N"/>
          </draw:custom-shape>
          <draw:custom-shape draw:style-name="gr6" draw:text-style-name="P6" draw:id="id125" draw:layer="layout" svg:width="1.905cm" svg:height="0.695cm" svg:x="16.198cm" svg:y="9.842cm">
            <text:p text:style-name="P6">Real</text:p>
            <draw:enhanced-geometry svg:viewBox="0 0 21600 21600" draw:type="rectangle" draw:enhanced-path="M 0 0 L 21600 0 21600 21600 0 21600 0 0 Z N"/>
          </draw:custom-shape>
          <draw:connector draw:style-name="gr5" draw:text-style-name="P7" draw:layer="layout" svg:x1="15.6cm" svg:y1="4.8cm" svg:x2="16.196cm" svg:y2="4.801cm" draw:start-shape="id121" draw:start-glue-point="1" draw:end-shape="id123" draw:end-glue-point="3" svg:d="m15600 4800h297v1h299">
            <text:p text:style-name="P1"/>
          </draw:connector>
          <draw:connector draw:style-name="gr5" draw:text-style-name="P7" draw:layer="layout" svg:x1="15.6cm" svg:y1="5.709cm" svg:x2="16.197cm" svg:y2="5.706cm" draw:start-shape="id122" draw:start-glue-point="1" draw:end-shape="id124" draw:end-glue-point="3" svg:d="m15600 5709h298v-3h299">
            <text:p text:style-name="P1"/>
          </draw:connector>
          <draw:connector draw:style-name="gr5" draw:text-style-name="P7" draw:layer="layout" svg:x1="15.605cm" svg:y1="10.195cm" svg:x2="16.198cm" svg:y2="10.189cm" draw:start-shape="id118" draw:start-glue-point="1" draw:end-shape="id125" draw:end-glue-point="3" svg:d="m15605 10195h296v-6h297">
            <text:p text:style-name="P1"/>
          </draw:connector>
          <draw:custom-shape draw:style-name="gr4" draw:text-style-name="P7" draw:id="id126" draw:layer="layout" svg:width="1.905cm" svg:height="0.695cm" svg:x="16.2cm" svg:y="6.661cm">
            <text:p text:style-name="P6">Foo</text:p>
            <draw:enhanced-geometry svg:viewBox="0 0 21600 21600" draw:type="rectangle" draw:enhanced-path="M 0 0 L 21600 0 21600 21600 0 21600 0 0 Z N"/>
          </draw:custom-shape>
          <draw:custom-shape draw:style-name="gr4" draw:text-style-name="P7" draw:id="id127" draw:layer="layout" svg:width="0.635cm" svg:height="0.635cm" svg:x="18.105cm" svg:y="7.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8" draw:layer="layout" svg:width="0.635cm" svg:height="0.635cm" svg:x="18.105cm" svg:y="8.5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7.152cm" svg:y1="7.356cm" svg:x2="18.105cm" svg:y2="7.908cm" draw:start-shape="id126" draw:start-glue-point="2" draw:end-shape="id127" draw:end-glue-point="6" svg:d="m17152 7356v552h953">
            <text:p text:style-name="P1"/>
          </draw:connector>
          <draw:connector draw:style-name="gr5" draw:text-style-name="P7" draw:layer="layout" svg:x1="17.152cm" svg:y1="7.356cm" svg:x2="18.105cm" svg:y2="8.818cm" draw:start-shape="id126" draw:start-glue-point="2" draw:end-shape="id128" draw:end-glue-point="6" svg:d="m17152 7356v1462h953">
            <text:p text:style-name="P1"/>
          </draw:connector>
          <draw:custom-shape draw:style-name="gr6" draw:text-style-name="P6" draw:id="id129" draw:layer="layout" svg:width="1.905cm" svg:height="0.695cm" svg:x="19.175cm" svg:y="7.571cm">
            <text:p text:style-name="P6">Real</text:p>
            <draw:enhanced-geometry svg:viewBox="0 0 21600 21600" draw:type="rectangle" draw:enhanced-path="M 0 0 L 21600 0 21600 21600 0 21600 0 0 Z N"/>
          </draw:custom-shape>
          <draw:custom-shape draw:style-name="gr6" draw:text-style-name="P6" draw:id="id130" draw:layer="layout" svg:width="1.905cm" svg:height="0.695cm" svg:x="19.175cm" svg:y="8.476cm">
            <text:p text:style-name="P6">Real</text:p>
            <draw:enhanced-geometry svg:viewBox="0 0 21600 21600" draw:type="rectangle" draw:enhanced-path="M 0 0 L 21600 0 21600 21600 0 21600 0 0 Z N"/>
          </draw:custom-shape>
          <draw:connector draw:style-name="gr5" draw:text-style-name="P7" draw:layer="layout" svg:x1="18.74cm" svg:y1="7.908cm" svg:x2="19.175cm" svg:y2="7.918cm" draw:start-shape="id127" draw:start-glue-point="10" draw:end-shape="id129" draw:end-glue-point="3" svg:d="m18740 7908h217v10h218">
            <text:p text:style-name="P1"/>
          </draw:connector>
          <draw:connector draw:style-name="gr5" draw:text-style-name="P7" draw:layer="layout" svg:x1="18.74cm" svg:y1="8.818cm" svg:x2="19.175cm" svg:y2="8.823cm" draw:start-shape="id128" draw:start-glue-point="10" draw:end-shape="id130" draw:end-glue-point="3" svg:d="m18740 8818h217v5h218">
            <text:p text:style-name="P1"/>
          </draw:connector>
          <draw:connector draw:style-name="gr5" draw:text-style-name="P7" draw:layer="layout" svg:x1="15.605cm" svg:y1="6.995cm" svg:x2="16.2cm" svg:y2="7.008cm" draw:start-shape="id117" draw:start-glue-point="1" draw:end-shape="id126" draw:end-glue-point="3" svg:d="m15605 6995h297v13h298">
            <text:p text:style-name="P1"/>
          </draw:connector>
          <draw:custom-shape draw:style-name="gr10" draw:text-style-name="P6" draw:id="id131" draw:layer="layout" svg:width="2.157cm" svg:height="0.635cm" svg:x="18.608cm" svg:y="4.48cm">
            <text:p text:style-name="P6">=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8.101cm" svg:y1="4.801cm" svg:x2="18.608cm" svg:y2="4.797cm" draw:start-shape="id123" draw:start-glue-point="1" draw:end-shape="id131" draw:end-glue-point="3" svg:d="m18101 4801h253v-4h254">
            <text:p text:style-name="P1"/>
          </draw:connector>
          <draw:custom-shape draw:style-name="gr10" draw:text-style-name="P6" draw:id="id132" draw:layer="layout" svg:width="2.157cm" svg:height="0.635cm" svg:x="21.508cm" svg:y="7.599cm">
            <text:p text:style-name="P6">=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08cm" svg:y1="7.918cm" svg:x2="21.508cm" svg:y2="7.916cm" draw:start-shape="id129" draw:start-glue-point="1" draw:end-shape="id132" draw:end-glue-point="3" svg:d="m21080 7918h213v-2h215">
            <text:p text:style-name="P1"/>
          </draw:connector>
          <draw:frame draw:style-name="gr31" draw:text-style-name="P1" draw:layer="layout" svg:width="5.045cm" svg:height="2.783cm" svg:x="22.055cm" svg:y="3.475cm">
            <draw:text-box>
              <text:p text:style-name="P1">Attach values to constants.</text:p>
              <text:p text:style-name="P1"><text:span text:style-name="T8">(Could also be done after flattening.)</text:span></text:p>
            </draw:text-box>
          </draw:frame>
          <draw:custom-shape draw:style-name="gr28" draw:text-style-name="P7" draw:layer="layout" svg:width="1.855cm" svg:height="1.905cm" svg:x="20.336cm" svg:y="2.911cm">
            <text:p text:style-name="P6">4</text:p>
            <draw:enhanced-geometry svg:viewBox="0 0 780 907" draw:type="non-primitive" draw:enhanced-path="M 390 0 L 492 276 780 228 594 457 780 679 492 631 390 907 288 631 0 679 186 457 0 228 288 276 390 0 Z N"/>
          </draw:custom-shape>
          <draw:frame draw:style-name="gr8" draw:layer="layout" svg:width="5.997cm" svg:height="0.962cm" svg:x="9.74cm" svg:y="1.84cm">
            <draw:text-box>
              <text:p text:style-name="P1">Tree for one object.</text:p>
            </draw:text-box>
          </draw:frame>
          <draw:custom-shape draw:style-name="gr4" draw:text-style-name="P7" draw:id="id114" draw:layer="layout" svg:width="3.279cm" svg:height="0.986cm" svg:x="10.227cm" svg:y="3.026cm">
            <text:p text:style-name="P6">out_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3" draw:layer="layout" svg:width="3.925cm" svg:height="0.695cm" svg:x="14.327cm" svg:y="3.193cm">
            <text:p text:style-name="P6">Bar2 (Bar1)</text:p>
            <draw:enhanced-geometry svg:viewBox="0 0 21600 21600" draw:type="rectangle" draw:enhanced-path="M 0 0 L 21600 0 21600 21600 0 21600 0 0 Z N"/>
          </draw:custom-shape>
          <draw:connector draw:style-name="gr5" draw:text-style-name="P7" draw:layer="layout" svg:x1="13.506cm" svg:y1="3.518cm" svg:x2="14.327cm" svg:y2="3.54cm" draw:start-shape="id114" draw:start-glue-point="10" draw:end-shape="id133" draw:end-glue-point="3" svg:d="m13506 3518h410v22h411">
            <text:p text:style-name="P1"/>
          </draw:connector>
        </draw:g>
        <draw:custom-shape draw:style-name="gr27" draw:text-style-name="P7"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32"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33"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1" draw:text-style-name="P15" draw:layer="layout" svg:width="25.199cm" svg:height="3.473cm" svg:x="1.4cm" svg:y="0.854cm" presentation:class="title" presentation:user-transformed="true">
          <draw:text-box>
            <text:p text:style-name="P14"><text:span text:style-name="T9">Collect Attributes of Submodels Recursively</text:span></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4"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9"/>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Reordering Equations</text:p>
          </draw:text-box>
        </draw:frame>
        <draw:frame draw:style-name="gr35"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More</text:p>
          </draw:text-box>
        </draw:frame>
        <draw:frame draw:style-name="gr36"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05T19:28:09</dc:date>
    <meta:printed-by>Eike Welk</meta:printed-by>
    <meta:print-date>2008-05-31T02:15:58</meta:print-date>
    <dc:language>en-US</dc:language>
    <meta:editing-cycles>96</meta:editing-cycles>
    <meta:editing-duration>P5DT14H21M36S</meta:editing-duration>
    <meta:user-defined meta:name="Info 1"/>
    <meta:user-defined meta:name="Info 2"/>
    <meta:user-defined meta:name="Info 3"/>
    <meta:user-defined meta:name="Info 4"/>
    <meta:document-statistic meta:object-count="433"/>
  </office:meta>
</office:document-meta>
</file>